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2010000008200000082945FDF38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" svg:font-family="Tahoma"/>
    <style:font-face style:name="Verdana" svg:font-family="Verdana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53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.353cm" fo:line-height="115%" fo:text-align="start" style:justify-single-word="false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3.193cm"/>
        </style:tab-stops>
      </style:paragraph-properties>
    </style:style>
    <style:style style:name="P5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3.157cm"/>
        </style:tab-stops>
      </style:paragraph-properties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</style:style>
    <style:style style:name="P7" style:family="paragraph" style:parent-style-name="Standard">
      <style:paragraph-properties fo:margin-left="0cm" fo:margin-right="0cm" fo:margin-top="0cm" fo:margin-bottom="0cm" fo:line-height="100%" fo:text-align="end" style:justify-single-word="false" fo:orphans="2" fo:widows="2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1.887cm"/>
        </style:tab-stops>
      </style:paragraph-properties>
    </style:style>
    <style:style style:name="P10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3.104cm"/>
          <style:tab-stop style:position="3.316cm"/>
        </style:tab-stops>
      </style:paragraph-properties>
    </style:style>
    <style:style style:name="P11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3.104cm"/>
          <style:tab-stop style:position="3.369cm"/>
        </style:tab-stops>
      </style:paragraph-properties>
    </style:style>
    <style:style style:name="P12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1.905cm"/>
          <style:tab-stop style:position="3.334cm"/>
        </style:tab-stops>
      </style:paragraph-properties>
    </style:style>
    <style:style style:name="P13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2.575cm"/>
          <style:tab-stop style:position="3.334cm"/>
        </style:tab-stops>
      </style:paragraph-properties>
    </style:style>
    <style:style style:name="P14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3.157cm"/>
        </style:tab-stops>
      </style:paragraph-properties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lways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1.887cm"/>
        </style:tab-stops>
      </style:paragraph-properties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1.905cm"/>
          <style:tab-stop style:position="3.334cm"/>
        </style:tab-stops>
      </style:paragraph-properties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2.575cm"/>
          <style:tab-stop style:position="3.334cm"/>
        </style:tab-stops>
      </style:paragraph-properties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2" style:family="paragraph" style:parent-style-name="Standard">
      <style:paragraph-properties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fo:keep-with-next="always" style:writing-mode="lr-tb"/>
    </style:style>
    <style:style style:name="P24" style:family="paragraph" style:parent-style-name="Standard">
      <style:paragraph-properties fo:margin-left="0cm" fo:margin-right="0cm" fo:margin-top="0.212cm" fo:margin-bottom="0.106cm" fo:line-height="100%" fo:text-align="start" style:justify-single-word="false" fo:orphans="2" fo:widows="2" fo:text-indent="0cm" style:auto-text-indent="false" fo:break-before="auto" fo:break-after="auto" fo:keep-with-next="always" style:writing-mode="lr-tb"/>
    </style:style>
    <style:style style:name="P25" style:family="paragraph" style:parent-style-name="Standard">
      <style:paragraph-properties fo:margin-left="0cm" fo:margin-right="0cm" fo:margin-top="0cm" fo:margin-bottom="0.212cm" fo:line-height="100%" fo:text-align="start" style:justify-single-word="false" fo:keep-together="always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cm" fo:margin-bottom="0.212cm" fo:line-height="100%" fo:text-align="start" style:justify-single-word="false" fo:keep-together="always" fo:orphans="2" fo:widows="2" fo:text-indent="0cm" style:auto-text-indent="false" fo:break-before="auto" fo:break-after="auto" style:writing-mode="lr-tb"/>
    </style:style>
    <style:style style:name="P27" style:family="paragraph" style:parent-style-name="Standard">
      <style:paragraph-properties fo:margin-left="0cm" fo:margin-right="0.12cm" fo:margin-top="0.071cm" fo:margin-bottom="0cm" fo:line-height="10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2.002cm"/>
        </style:tab-stops>
      </style:paragraph-properties>
    </style:style>
    <style:style style:name="P28" style:family="paragraph" style:parent-style-name="Standard">
      <style:paragraph-properties fo:margin-left="0cm" fo:margin-right="0.635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ahoma" fo:font-size="10pt" fo:font-style="normal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>
      <style:paragraph-properties fo:margin-left="1.27cm" fo:margin-right="0cm" fo:margin-top="0cm" fo:margin-bottom="0cm" fo:line-height="100%" fo:text-align="center" style:justify-single-word="false" fo:keep-together="always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" style:family="paragraph" style:parent-style-name="Standard">
      <style:paragraph-properties fo:margin-left="1.27cm" fo:margin-right="0cm" fo:margin-top="0cm" fo:margin-bottom="0cm" fo:line-height="100%" fo:text-align="start" style:justify-single-word="false" fo:keep-together="always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" style:family="paragraph" style:parent-style-name="Standard">
      <style:paragraph-properties fo:margin-left="1.27cm" fo:margin-right="0cm" fo:margin-top="0cm" fo:margin-bottom="0cm" fo:line-height="100%" fo:text-align="start" style:justify-single-word="false" fo:keep-together="always" fo:orphans="2" fo:widows="2" fo:text-indent="0cm" style:auto-text-indent="false" fo:break-before="auto" fo:break-after="auto" style:writing-mode="lr-tb"/>
    </style:style>
    <style:style style:name="P32" style:family="paragraph" style:parent-style-name="Standard">
      <style:paragraph-properties fo:margin-left="1.879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3" style:family="paragraph" style:parent-style-name="Standard">
      <style:paragraph-properties fo:margin-left="3.845cm" fo:margin-right="0cm" fo:margin-top="0cm" fo:margin-bottom="0cm" fo:line-height="100%" fo:text-align="start" style:justify-single-word="false" fo:orphans="2" fo:widows="2" fo:text-indent="-0.635cm" style:auto-text-indent="false" fo:break-before="auto" fo:break-after="auto" style:writing-mode="lr-tb"/>
    </style:style>
    <style:style style:name="P34" style:family="paragraph" style:parent-style-name="Standard">
      <style:paragraph-properties fo:margin-left="3.845cm" fo:margin-right="0cm" fo:margin-top="0cm" fo:margin-bottom="0cm" fo:line-height="100%" fo:text-align="start" style:justify-single-word="false" fo:orphans="2" fo:widows="2" fo:text-indent="-0.635cm" style:auto-text-indent="false" fo:break-before="auto" fo:break-after="auto" style:writing-mode="lr-tb">
        <style:tab-stops>
          <style:tab-stop style:position="3.898cm"/>
        </style:tab-stops>
      </style:paragraph-properties>
    </style:style>
    <style:style style:name="P35" style:family="paragraph" style:parent-style-name="Standard">
      <style:paragraph-properties fo:margin-left="1.905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6" style:family="paragraph" style:parent-style-name="Standard">
      <style:paragraph-properties fo:margin-left="1.905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7" style:family="paragraph" style:parent-style-name="Standard">
      <style:paragraph-properties fo:margin-left="1.905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38" style:family="paragraph" style:parent-style-name="Standard">
      <style:paragraph-properties fo:margin-left="1.887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9" style:family="paragraph" style:parent-style-name="Standard">
      <style:paragraph-properties fo:margin-left="1.852cm" fo:margin-right="0cm" fo:margin-top="0cm" fo:margin-bottom="0cm" fo:line-height="100%" fo:text-align="justify" style:justify-single-word="false" fo:orphans="2" fo:widows="2" fo:text-indent="-1.782cm" style:auto-text-indent="false" fo:break-before="auto" fo:break-after="auto" style:writing-mode="lr-tb"/>
    </style:style>
    <style:style style:name="P40" style:family="paragraph" style:parent-style-name="Standard">
      <style:paragraph-properties fo:margin-left="1.852cm" fo:margin-right="0cm" fo:margin-top="0cm" fo:margin-bottom="0cm" fo:line-height="100%" fo:text-align="justify" style:justify-single-word="false" fo:orphans="2" fo:widows="2" fo:text-indent="-1.782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1" style:family="paragraph" style:parent-style-name="Standard">
      <style:paragraph-properties fo:margin-left="0.071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42" style:family="paragraph" style:parent-style-name="Standard">
      <style:paragraph-properties fo:margin-left="0.071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3" style:family="paragraph" style:parent-style-name="Standard">
      <style:paragraph-properties fo:margin-left="0.071cm" fo:margin-right="0cm" fo:margin-top="0cm" fo:margin-bottom="0cm" fo:line-height="100%" fo:text-align="justify" style:justify-single-word="false" fo:orphans="2" fo:widows="2" fo:text-indent="1.182cm" style:auto-text-indent="false" fo:break-before="auto" fo:break-after="auto" style:writing-mode="lr-tb"/>
    </style:style>
    <style:style style:name="P44" style:family="paragraph" style:parent-style-name="Standard">
      <style:paragraph-properties fo:margin-left="0.071cm" fo:margin-right="0cm" fo:margin-top="0cm" fo:margin-bottom="0cm" fo:line-height="100%" fo:text-align="justify" style:justify-single-word="false" fo:orphans="2" fo:widows="2" fo:text-indent="1.182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5" style:family="paragraph" style:parent-style-name="Standard">
      <style:paragraph-properties fo:margin-left="1.852cm" fo:margin-right="0cm" fo:margin-top="0cm" fo:margin-bottom="0cm" fo:line-height="100%" fo:text-align="justify" style:justify-single-word="false" fo:orphans="2" fo:widows="2" fo:text-indent="-0.053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6" style:family="paragraph" style:parent-style-name="Standard">
      <style:paragraph-properties fo:margin-left="0.67cm" fo:margin-right="0cm" fo:margin-top="0cm" fo:margin-bottom="0cm" fo:line-height="100%" fo:text-align="justify" style:justify-single-word="false" fo:orphans="2" fo:widows="2" fo:text-indent="-0.053cm" style:auto-text-indent="false" fo:break-before="auto" fo:break-after="auto" style:writing-mode="lr-tb"/>
    </style:style>
    <style:style style:name="P47" style:family="paragraph" style:parent-style-name="Standard">
      <style:paragraph-properties fo:margin-left="0.67cm" fo:margin-right="0cm" fo:margin-top="0cm" fo:margin-bottom="0cm" fo:line-height="100%" fo:text-align="justify" style:justify-single-word="false" fo:orphans="2" fo:widows="2" fo:text-indent="-0.053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8" style:family="paragraph" style:parent-style-name="Standard">
      <style:paragraph-properties fo:margin-left="1.799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49" style:family="paragraph" style:parent-style-name="Standard">
      <style:paragraph-properties fo:margin-left="1.799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0" style:family="paragraph" style:parent-style-name="Standard">
      <style:paragraph-properties fo:margin-left="0.67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51" style:family="paragraph" style:parent-style-name="Standard">
      <style:paragraph-properties fo:margin-left="1.817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2" style:family="paragraph" style:parent-style-name="Standard">
      <style:paragraph-properties fo:margin-left="1.817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3" style:family="paragraph" style:parent-style-name="Standard">
      <style:paragraph-properties fo:margin-left="1.817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54" style:family="paragraph" style:parent-style-name="Standard" style:master-page-name="Standard">
      <style:paragraph-properties fo:margin-left="0cm" fo:margin-right="0cm" fo:margin-top="0cm" fo:margin-bottom="0.353cm" fo:line-height="115%" fo:text-align="start" style:justify-single-word="false" fo:text-indent="0cm" style:auto-text-indent="false" style:page-number="auto" fo:break-before="auto" fo:break-after="auto" style:writing-mode="lr-tb"/>
    </style:style>
    <style:style style:name="P55" style:family="paragraph" style:parent-style-name="Standard" style:list-style-name="LS2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56" style:family="paragraph" style:parent-style-name="Standard" style:list-style-name="LS3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57" style:family="paragraph" style:parent-style-name="Standard" style:list-style-name="LS4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58" style:family="paragraph" style:parent-style-name="Standard" style:list-style-name="LS2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9" style:family="paragraph" style:parent-style-name="Standard" style:list-style-name="LS3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0" style:family="paragraph" style:parent-style-name="Standard" style:list-style-name="LS4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1" style:family="paragraph" style:parent-style-name="Standard" style:master-page-name="Standard">
      <style:paragraph-properties fo:margin-left="0cm" fo:margin-right="0cm" fo:margin-top="0.423cm" fo:margin-bottom="0.212cm" fo:line-height="100%" fo:text-align="center" style:justify-single-word="false" fo:orphans="2" fo:widows="2" fo:text-indent="0cm" style:auto-text-indent="false" style:page-number="auto" fo:break-before="auto" fo:break-after="auto" fo:keep-with-next="always" style:writing-mode="lr-tb"/>
    </style:style>
    <style:style style:name="P62" style:family="paragraph" style:parent-style-name="Standard" style:list-style-name="L1">
      <style:paragraph-properties fo:margin-top="0cm" fo:margin-bottom="0.212cm" fo:line-height="100%" fo:text-align="justify" style:justify-single-word="false" fo:keep-together="always" fo:orphans="2" fo:widows="2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3" style:family="paragraph" style:parent-style-name="Standard" style:list-style-name="L1">
      <style:paragraph-properties fo:margin-top="0cm" fo:margin-bottom="0.212cm" fo:line-height="100%" fo:text-align="justify" style:justify-single-word="false" fo:orphans="2" fo:widows="2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text-line-through-style="none" style:font-name="Tahoma" fo:font-size="10pt" fo:font-style="normal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2" style:family="text">
      <style:text-properties fo:color="#000000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style:font-name="Arial" fo:font-size="11pt" style:font-name-asian="Arial" style:font-size-asian="11pt" style:font-name-complex="Arial" style:font-size-complex="11pt"/>
    </style:style>
    <style:style style:name="fr1" style:family="graphic" style:parent-style-name="Graphics">
      <style:graphic-properties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3cm" fo:text-indent="-0.635cm" fo:margin-left="3.04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3cm" fo:text-indent="-0.635cm" fo:margin-left="4.31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3cm" fo:text-indent="-0.635cm" fo:margin-left="5.58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3cm" fo:text-indent="-0.635cm" fo:margin-left="6.8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23cm" fo:text-indent="-0.635cm" fo:margin-left="8.12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758cm" fo:text-indent="-0.635cm" fo:margin-left="8.758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text:span text:style-name="T2">Memória</text:span><text:span text:style-name="T2"> </text:span><text:span text:style-name="T2">Virtual</text:span><text:span text:style-name="T2"><text:line-break/></text:span><text:span text:style-name="T2">Caso</text:span><text:span text:style-name="T2"> </text:span><text:span text:style-name="T2">de</text:span><text:span text:style-name="T2"> </text:span><text:span text:style-name="T2">Uso</text:span><text:span text:style-name="T2">: </text:span><text:span text:style-name="T2">Editar</text:span><text:span text:style-name="T2"> </text:span><text:span text:style-name="T2">Bem</text:span><text:span text:style-name="T2"> </text:span><text:span text:style-name="T2">Patrimonial</text:span></text:p>
      <text:p text:style-name="P29"/>
      <text:p text:style-name="P24"><text:span text:style-name="T3">Breve</text:span><text:span text:style-name="T3"> </text:span><text:span text:style-name="T3">Descrição</text:span></text:p>
      <text:p text:style-name="P30">Este caso de uso permite a alteração de informações sobre um bem patrimonial previamente cadastrado.</text:p>
      <text:p text:style-name="P24"><text:span text:style-name="T3">Breve</text:span><text:span text:style-name="T3"> </text:span><text:span text:style-name="T3">Descrição</text:span><text:span text:style-name="T3"> </text:span><text:span text:style-name="T3">dos</text:span><text:span text:style-name="T3"> </text:span><text:span text:style-name="T3">Atores</text:span></text:p>
      <text:p text:style-name="P23"><text:span text:style-name="T3">Catalogador</text:span><text:span text:style-name="T3"> – </text:span><text:span text:style-name="T3">Cadastra</text:span><text:span text:style-name="T3">, </text:span><text:span text:style-name="T3">Edita</text:span><text:span text:style-name="T3"> </text:span><text:span text:style-name="T3">e</text:span><text:span text:style-name="T3"> </text:span><text:span text:style-name="T3">Exclui</text:span><text:span text:style-name="T3"> </text:span><text:span text:style-name="T3">bens</text:span><text:span text:style-name="T3"> </text:span><text:span text:style-name="T3">patrimoniais</text:span><text:span text:style-name="T3"> </text:span><text:span text:style-name="T3">do</text:span><text:span text:style-name="T3"> </text:span><text:span text:style-name="T3">sistema</text:span></text:p>
      <text:p text:style-name="P24"><text:span text:style-name="T3">Pré</text:span><text:span text:style-name="T3">-</text:span><text:span text:style-name="T3">condições</text:span></text:p>
      <text:p text:style-name="P31"><text:span text:style-name="T6">Usuário</text:span><text:span text:style-name="T6">: </text:span><text:span text:style-name="T6">Pode</text:span><text:span text:style-name="T6"> </text:span><text:span text:style-name="T6">editar</text:span><text:span text:style-name="T6"> </text:span><text:span text:style-name="T6">um</text:span><text:span text:style-name="T6"> </text:span><text:span text:style-name="T6">bem</text:span><text:span text:style-name="T6"> </text:span><text:span text:style-name="T6">patrimonial</text:span><text:span text:style-name="T6">.</text:span></text:p>
      <text:p text:style-name="P24"><text:span text:style-name="T3">Fluxo</text:span><text:span text:style-name="T3"> </text:span><text:span text:style-name="T3">Básico</text:span><text:span text:style-name="T3"> </text:span><text:span text:style-name="T3">de</text:span><text:span text:style-name="T3"> </text:span><text:span text:style-name="T3">eventos</text:span></text:p>
      <text:p text:style-name="P25"/>
      <text:p text:style-name="P26"><text:span text:style-name="T4">1. </text:span><text:span text:style-name="T6">O</text:span><text:span text:style-name="T6"> </text:span><text:span text:style-name="T6">usuário</text:span><text:span text:style-name="T6"> </text:span><text:span text:style-name="T6">clica</text:span><text:span text:style-name="T6"> </text:span><text:span text:style-name="T6">sobre</text:span><text:span text:style-name="T6"> </text:span><text:span text:style-name="T6">um</text:span><text:span text:style-name="T6"> </text:span><text:span text:style-name="T6">item</text:span><text:span text:style-name="T6"> </text:span><text:span text:style-name="T6">da</text:span><text:span text:style-name="T6"> </text:span><text:span text:style-name="T6">lista</text:span><text:span text:style-name="T6"> </text:span><text:span text:style-name="T6">para</text:span><text:span text:style-name="T6"> </text:span><text:span text:style-name="T6">e</text:span><text:span text:style-name="T6"> </text:span><text:span text:style-name="T6">depois</text:span><text:span text:style-name="T6"> </text:span><text:span text:style-name="T6">no</text:span><text:span text:style-name="T6"> </text:span><text:span text:style-name="T6">botão</text:span><text:span text:style-name="T6"> "</text:span><text:span text:style-name="T6">Editar</text:span><text:span text:style-name="T6">".</text:span></text:p>
      <text:p text:style-name="P26"><text:span text:style-name="T6">2</text:span><text:span text:style-name="T4">. </text:span><text:span text:style-name="T4">Após</text:span><text:span text:style-name="T4"> </text:span><text:span text:style-name="T4">alterar</text:span><text:span text:style-name="T4"> </text:span><text:span text:style-name="T4">todos</text:span><text:span text:style-name="T4"> </text:span><text:span text:style-name="T4">os</text:span><text:span text:style-name="T4"> </text:span><text:span text:style-name="T4">dados</text:span><text:span text:style-name="T4"> </text:span><text:span text:style-name="T4">desejados</text:span><text:span text:style-name="T4">, </text:span><text:span text:style-name="T4">o</text:span><text:span text:style-name="T4"> </text:span><text:span text:style-name="T4">usuário</text:span><text:span text:style-name="T4"> </text:span><text:span text:style-name="T4">confirma</text:span><text:span text:style-name="T4"> </text:span><text:span text:style-name="T4">a</text:span><text:span text:style-name="T4"> </text:span><text:span text:style-name="T4">operação</text:span><text:span text:style-name="T4">, </text:span><text:span text:style-name="T4">selecionando</text:span><text:span text:style-name="T4"> </text:span><text:span text:style-name="T4">a</text:span><text:span text:style-name="T4"> </text:span><text:span text:style-name="T4">opção</text:span><text:span text:style-name="T4"> “</text:span><text:span text:style-name="T4">Salvar</text:span><text:span text:style-name="T4">”.</text:span></text:p>
      <text:p text:style-name="P26"><text:span text:style-name="T6">3</text:span><text:span text:style-name="T4">. O Sistema valida a alteração e exibe mensagem “Bem Patrimonial modificado com sucesso”;</text:span></text:p>
      <text:p text:style-name="P16"/>
      <text:p text:style-name="P24"><text:span text:style-name="T3">Fluxos</text:span><text:span text:style-name="T3"> </text:span><text:span text:style-name="T3">Alternativos</text:span></text:p>
      <text:p text:style-name="P23"><text:span text:style-name="T3">Fluxo</text:span><text:span text:style-name="T3"> </text:span><text:span text:style-name="T3">Alternativo</text:span><text:span text:style-name="T3"> 1</text:span></text:p>
      <text:p text:style-name="P3"><text:span text:style-name="T4"><text:tab/></text:span><text:span text:style-name="T4">Se</text:span><text:span text:style-name="T4"> </text:span><text:span text:style-name="T4">no</text:span><text:span text:style-name="T4"> </text:span><text:span text:style-name="T3">Fluxo</text:span><text:span text:style-name="T3"> </text:span><text:span text:style-name="T3">Básico</text:span><text:span text:style-name="T4"> </text:span><text:span text:style-name="T4">a</text:span><text:span text:style-name="T4"> </text:span><text:span text:style-name="T4">qualquer</text:span><text:span text:style-name="T4"> </text:span><text:span text:style-name="T4">momento</text:span><text:span text:style-name="T4"> </text:span><text:span text:style-name="T4">o</text:span><text:span text:style-name="T4"> </text:span><text:span text:style-name="T4">usuário</text:span><text:span text:style-name="T4"> </text:span><text:span text:style-name="T4">selecionar</text:span><text:span text:style-name="T4"> </text:span><text:span text:style-name="T4">a</text:span><text:span text:style-name="T4"> </text:span><text:span text:style-name="T4">opção</text:span><text:span text:style-name="T4"> “</text:span><text:span text:style-name="T4">Cancelar</text:span><text:span text:style-name="T4">”</text:span></text:p>
      <text:p text:style-name="P3"><text:span text:style-name="T4">O</text:span><text:span text:style-name="T4"> </text:span><text:span text:style-name="T4">sistema</text:span><text:span text:style-name="T4"> </text:span><text:span text:style-name="T4">retorna</text:span><text:span text:style-name="T4"> </text:span><text:span text:style-name="T4">à</text:span><text:span text:style-name="T4"> </text:span><text:span text:style-name="T4">página</text:span><text:span text:style-name="T4"> </text:span><text:span text:style-name="T4">inicial</text:span><text:span text:style-name="T4"> </text:span><text:span text:style-name="T4">e</text:span><text:span text:style-name="T4"> </text:span><text:span text:style-name="T4">o</text:span><text:span text:style-name="T4"> </text:span><text:span text:style-name="T4">caso</text:span><text:span text:style-name="T4"> </text:span><text:span text:style-name="T4">de</text:span><text:span text:style-name="T4"> </text:span><text:span text:style-name="T4">uso</text:span><text:span text:style-name="T4"> </text:span><text:span text:style-name="T4">termina</text:span><text:span text:style-name="T4">.</text:span></text:p>
      <text:p text:style-name="P14"/>
      <text:p text:style-name="P23"><text:span text:style-name="T3">Fluxo</text:span><text:span text:style-name="T3"> </text:span><text:span text:style-name="T3">Alternativo</text:span><text:span text:style-name="T3"> 2</text:span></text:p>
      <text:p text:style-name="P3"><text:span text:style-name="T4">Se</text:span><text:span text:style-name="T4"> </text:span><text:span text:style-name="T4">no</text:span><text:span text:style-name="T4"> </text:span><text:span text:style-name="T4">passo</text:span><text:span text:style-name="T4"> 4 </text:span><text:span text:style-name="T4">do</text:span><text:span text:style-name="T4"> </text:span><text:span text:style-name="T4">Fluxo</text:span><text:span text:style-name="T4"> </text:span><text:span text:style-name="T4">Básico</text:span><text:span text:style-name="T4"> </text:span><text:span text:style-name="T4">o</text:span><text:span text:style-name="T4"> </text:span><text:span text:style-name="T4">catalogador</text:span><text:span text:style-name="T4"> </text:span><text:span text:style-name="T4">clica</text:span><text:span text:style-name="T4"> </text:span><text:span text:style-name="T4">em</text:span><text:span text:style-name="T4"> "</text:span><text:span text:style-name="T4">Salvar</text:span><text:span text:style-name="T4">” </text:span><text:span text:style-name="T4">sem</text:span><text:span text:style-name="T4"> </text:span><text:span text:style-name="T4">que</text:span><text:span text:style-name="T4"> </text:span><text:span text:style-name="T4">os</text:span><text:span text:style-name="T4"> </text:span><text:span text:style-name="T4">campos</text:span><text:span text:style-name="T4"> </text:span><text:span text:style-name="T4">obrigatórios</text:span><text:span text:style-name="T4"> </text:span><text:span text:style-name="T4">estejam</text:span><text:span text:style-name="T4"> </text:span><text:span text:style-name="T4">preenchidos</text:span><text:span text:style-name="T4">, </text:span><text:span text:style-name="T4">então</text:span><text:span text:style-name="T4">:</text:span></text:p>
      <text:p text:style-name="P14"/>
      <text:list xml:id="list3590503468571620190" text:style-name="L1">
        <text:list-item>
          <text:p text:style-name="P62">O sistema exibe a mensagem:</text:p>
          <text:list>
            <text:list-header>
              <text:p text:style-name="P63">a. “O campo &lt;nome do campo&gt; não foi preenchido”;</text:p>
            </text:list-header>
          </text:list>
        </text:list-item>
        <text:list-item>
          <text:p text:style-name="P63">O caso de uso retorna ao passo 2 do fluxo básico.</text:p>
        </text:list-item>
      </text:list>
      <text:p text:style-name="P32"/>
      <text:p text:style-name="P24"><text:span text:style-name="T3">Pós</text:span><text:span text:style-name="T3">-</text:span><text:span text:style-name="T3">condições</text:span></text:p>
      <text:list xml:id="list2696834775939372533" text:style-name="LS2">
        <text:list-item>
          <text:list>
            <text:list-item>
              <text:p text:style-name="P58">Fluxo Básico: Um Bem Patrimonial é alterado no cache do dispositivo.</text:p>
            </text:list-item>
            <text:list-item>
              <text:p text:style-name="P58">Fluxo Alternativo 1: Não há mudanças no cache do dispositivo.</text:p>
            </text:list-item>
            <text:list-item>
              <text:p text:style-name="P55"><text:soft-page-break/><text:span text:style-name="T4">Fluxo</text:span><text:span text:style-name="T4"> </text:span><text:span text:style-name="T4">Alternativo</text:span><text:span text:style-name="T4"> 2: </text:span><text:span text:style-name="T4">A</text:span><text:span text:style-name="T4"> </text:span><text:span text:style-name="T4">alteração</text:span><text:span text:style-name="T4"> </text:span><text:span text:style-name="T4">do</text:span><text:span text:style-name="T4"> </text:span><text:span text:style-name="T4">bem</text:span><text:span text:style-name="T4"> </text:span><text:span text:style-name="T4">patrimonial</text:span><text:span text:style-name="T4"> </text:span><text:span text:style-name="T4">está</text:span><text:span text:style-name="T4"> </text:span><text:span text:style-name="T4">pendente</text:span><text:span text:style-name="T4">.</text:span></text:p>
            </text:list-item>
          </text:list>
        </text:list-item>
      </text:list>
      <text:p text:style-name="P24"><text:span text:style-name="T3">Seção</text:span><text:span text:style-name="T3"> </text:span><text:span text:style-name="T3">I</text:span></text:p>
      <text:p text:style-name="P21"/>
      <text:p text:style-name="P8"><text:span text:style-name="T4">Esta</text:span><text:span text:style-name="T4"> </text:span><text:span text:style-name="T4">seção</text:span><text:span text:style-name="T4"> </text:span><text:span text:style-name="T4">contém</text:span><text:span text:style-name="T4"> </text:span><text:span text:style-name="T4">atributos</text:span><text:span text:style-name="T4"> </text:span><text:span text:style-name="T4">componentes</text:span><text:span text:style-name="T4"> </text:span><text:span text:style-name="T4">do</text:span><text:span text:style-name="T4"> </text:span><text:span text:style-name="T4">Padrão</text:span><text:span text:style-name="T4"> </text:span><text:span text:style-name="T4">de</text:span><text:span text:style-name="T4"> </text:span><text:span text:style-name="T4">Descrição</text:span><text:span text:style-name="T4"> </text:span><text:span text:style-name="T4">da</text:span><text:span text:style-name="T4"> </text:span><text:span text:style-name="T4">Informação</text:span><text:span text:style-name="T4"> </text:span><text:span text:style-name="T4">referente</text:span><text:span text:style-name="T4"> </text:span><text:span text:style-name="T4">à</text:span><text:span text:style-name="T4"> </text:span><text:span text:style-name="T4">estrutura</text:span><text:span text:style-name="T4"> </text:span><text:span text:style-name="T4">da</text:span><text:span text:style-name="T4"> </text:span><text:span text:style-name="T4">base</text:span><text:span text:style-name="T4"> </text:span><text:span text:style-name="T4">de</text:span><text:span text:style-name="T4"> </text:span><text:span text:style-name="T4">dados</text:span><text:span text:style-name="T4"> </text:span><text:span text:style-name="T4">do</text:span><text:span text:style-name="T4"> </text:span><text:span text:style-name="T4">Sistema</text:span><text:span text:style-name="T4"> </text:span><text:span text:style-name="T4">Memória</text:span><text:span text:style-name="T4"> </text:span><text:span text:style-name="T4">Virtual</text:span><text:span text:style-name="T4">.</text:span></text:p>
      <text:p text:style-name="P17"/>
      <text:list xml:id="list2683406109838915082" text:style-name="LS3">
        <text:list-item>
          <text:p text:style-name="P56"><text:span text:style-name="T4">Informações</text:span><text:span text:style-name="T4"> </text:span><text:span text:style-name="T4">Gerais</text:span><text:span text:style-name="T4"> </text:span><text:span text:style-name="T4">do</text:span><text:span text:style-name="T4"> </text:span><text:span text:style-name="T4">Bem</text:span><text:span text:style-name="T4"> </text:span><text:span text:style-name="T4">Patrimonial</text:span></text:p>
        </text:list-item>
      </text:list>
      <text:p text:style-name="P17"/>
      <text:p text:style-name="P9"><text:span text:style-name="T4"><text:tab/>1.1<text:tab/></text:span><text:span text:style-name="T4">Disponibilização</text:span><text:span text:style-name="T4"> </text:span><text:span text:style-name="T4">para</text:span><text:span text:style-name="T4"> </text:span><text:span text:style-name="T4">acesso</text:span><text:span text:style-name="T4"> </text:span><text:span text:style-name="T4">externo</text:span></text:p>
      <text:p text:style-name="P9"><text:span text:style-name="T4"><text:tab/><text:tab/></text:span><text:span text:style-name="T4">Tipo</text:span><text:span text:style-name="T4"> </text:span><text:span text:style-name="T4">checkbox</text:span><text:span text:style-name="T4"> – </text:span><text:span text:style-name="T4">Sim</text:span><text:span text:style-name="T4"> – </text:span><text:span text:style-name="T4">Não</text:span></text:p>
      <text:p text:style-name="P18"/>
      <text:p text:style-name="P8"><text:span text:style-name="T4">1.2<text:tab/></text:span><text:span text:style-name="T4">Natureza</text:span><text:span text:style-name="T4"> </text:span><text:span text:style-name="T4">do</text:span><text:span text:style-name="T4"> </text:span><text:span text:style-name="T4">Bem</text:span><text:span text:style-name="T4"> </text:span><text:span text:style-name="T4">Patrimonial</text:span></text:p>
      <text:p text:style-name="P9"><text:span text:style-name="T4">Tipo</text:span><text:span text:style-name="T4"> </text:span><text:span text:style-name="T4">checkbox</text:span><text:span text:style-name="T4"> – </text:span><text:span text:style-name="T4">Imaterial</text:span><text:span text:style-name="T4"> – </text:span><text:span text:style-name="T4">Material</text:span></text:p>
      <text:p text:style-name="P18"/>
      <text:p text:style-name="P9"><text:span text:style-name="T4"><text:tab/><text:tab/>1.2.1 </text:span><text:span text:style-name="T4">Natureza</text:span><text:span text:style-name="T4"> </text:span><text:span text:style-name="T4">do</text:span><text:span text:style-name="T4"> </text:span><text:span text:style-name="T4">Bem</text:span><text:span text:style-name="T4"> </text:span><text:span text:style-name="T4">Imaterial</text:span></text:p>
      <text:p text:style-name="P18"/>
      <text:p text:style-name="P10"><text:span text:style-name="T4"><text:tab/><text:tab/> </text:span><text:span text:style-name="T4">Celebrações</text:span><text:span text:style-name="T4">, </text:span><text:span text:style-name="T4">Práticas</text:span><text:span text:style-name="T4"> </text:span><text:span text:style-name="T4">Sociais</text:span><text:span text:style-name="T4">, </text:span><text:span text:style-name="T4">Rituais</text:span><text:span text:style-name="T4"> </text:span><text:span text:style-name="T4">e</text:span><text:span text:style-name="T4"> </text:span><text:span text:style-name="T4">Atos</text:span><text:span text:style-name="T4"> </text:span><text:span text:style-name="T4">Festivos</text:span></text:p>
      <text:p text:style-name="P11"><text:span text:style-name="T4"><text:tab/><text:tab/></text:span><text:span text:style-name="T4">Conhecimentos</text:span><text:span text:style-name="T4"> </text:span><text:span text:style-name="T4">e</text:span><text:span text:style-name="T4"> </text:span><text:span text:style-name="T4">Práticas</text:span><text:span text:style-name="T4"> </text:span><text:span text:style-name="T4">Relacionados</text:span><text:span text:style-name="T4"> </text:span><text:span text:style-name="T4">ao</text:span><text:span text:style-name="T4"> </text:span><text:span text:style-name="T4">Trabalho</text:span><text:span text:style-name="T4"> </text:span><text:span text:style-name="T4">e</text:span><text:span text:style-name="T4"> </text:span><text:span text:style-name="T4">à</text:span><text:span text:style-name="T4"> </text:span><text:span text:style-name="T4">Natureza</text:span></text:p>
      <text:p text:style-name="P12"><text:span text:style-name="T4"><text:tab/><text:tab/> </text:span><text:span text:style-name="T4">Técnicas</text:span><text:span text:style-name="T4"> </text:span><text:span text:style-name="T4">Artesanais</text:span><text:span text:style-name="T4"> </text:span><text:span text:style-name="T4">Tradicionais</text:span></text:p>
      <text:p text:style-name="P12"><text:span text:style-name="T4"><text:tab/><text:tab/> </text:span><text:span text:style-name="T4">Tradições</text:span><text:span text:style-name="T4"> </text:span><text:span text:style-name="T4">e</text:span><text:span text:style-name="T4"> </text:span><text:span text:style-name="T4">Expressões</text:span><text:span text:style-name="T4"> </text:span><text:span text:style-name="T4">orais</text:span></text:p>
      <text:p text:style-name="P20"><text:tab/></text:p>
      <text:p text:style-name="P13"><text:span text:style-name="T4"><text:tab/>1.2.2 </text:span><text:span text:style-name="T4">Natureza</text:span><text:span text:style-name="T4"> </text:span><text:span text:style-name="T4">do</text:span><text:span text:style-name="T4"> </text:span><text:span text:style-name="T4">Bem</text:span><text:span text:style-name="T4"> </text:span><text:span text:style-name="T4">Material</text:span></text:p>
      <text:p text:style-name="P19"/>
      <text:p text:style-name="P4"><text:span text:style-name="T4"><text:tab/></text:span><text:span text:style-name="T4">Arqueologico</text:span></text:p>
      <text:p text:style-name="P5"><text:span text:style-name="T4"><text:tab/></text:span><text:span text:style-name="T4">Arquivístico</text:span></text:p>
      <text:p text:style-name="P5"><text:span text:style-name="T4"><text:tab/></text:span><text:span text:style-name="T4">Audiovisual</text:span></text:p>
      <text:p text:style-name="P5"><text:span text:style-name="T4"><text:tab/></text:span><text:span text:style-name="T4">Bibliográfico</text:span></text:p>
      <text:p text:style-name="P5"><text:span text:style-name="T4"><text:tab/></text:span><text:span text:style-name="T4">Edificado</text:span></text:p>
      <text:p text:style-name="P5"><text:span text:style-name="T4"><text:tab/></text:span><text:span text:style-name="T4">Móvel</text:span><text:span text:style-name="T4"> </text:span><text:span text:style-name="T4">E</text:span><text:span text:style-name="T4"> </text:span><text:span text:style-name="T4">Integrado</text:span></text:p>
      <text:p text:style-name="P5"><text:span text:style-name="T4"><text:tab/></text:span><text:span text:style-name="T4">Paisagístico</text:span></text:p>
      <text:p text:style-name="P15"/>
      <text:p text:style-name="P8"><text:span text:style-name="T4">1.3<text:tab/></text:span><text:span text:style-name="T4">Tipo</text:span><text:span text:style-name="T4"> </text:span><text:span text:style-name="T4">do</text:span><text:span text:style-name="T4"> </text:span><text:span text:style-name="T4">Bem</text:span><text:span text:style-name="T4"> </text:span><text:span text:style-name="T4">Patrimonial</text:span></text:p>
      <text:p text:style-name="P8"><text:span text:style-name="T4">Constituído</text:span><text:span text:style-name="T4"> </text:span><text:span text:style-name="T4">por</text:span><text:span text:style-name="T4"> </text:span><text:span text:style-name="T4">lista</text:span><text:span text:style-name="T4"> </text:span><text:span text:style-name="T4">em</text:span><text:span text:style-name="T4"> </text:span><text:span text:style-name="T4">ordem</text:span><text:span text:style-name="T4"> </text:span><text:span text:style-name="T4">alfabética</text:span><text:span text:style-name="T4"> </text:span><text:span text:style-name="T4">auto</text:span><text:span text:style-name="T4">-</text:span><text:span text:style-name="T4">completável</text:span><text:span text:style-name="T4">, </text:span><text:span text:style-name="T4">com</text:span><text:span text:style-name="T4"> </text:span><text:span text:style-name="T4">as</text:span><text:span text:style-name="T4"> </text:span><text:span text:style-name="T4">opções</text:span><text:span text:style-name="T4"> </text:span><text:span text:style-name="T4">listadas</text:span><text:span text:style-name="T4"> </text:span><text:span text:style-name="T4">na</text:span><text:span text:style-name="T4"> </text:span><text:span text:style-name="T4">Natureza</text:span><text:span text:style-name="T4"> </text:span><text:span text:style-name="T4">do</text:span><text:span text:style-name="T4"> </text:span><text:span text:style-name="T4">Bem</text:span><text:span text:style-name="T4"> </text:span><text:span text:style-name="T4">Patrimonial</text:span><text:span text:style-name="T4"> </text:span><text:span text:style-name="T4">e</text:span><text:span text:style-name="T4"> </text:span><text:span text:style-name="T4">opção</text:span><text:span text:style-name="T4"> </text:span><text:span text:style-name="T4">e</text:span><text:span text:style-name="T4"> </text:span><text:span text:style-name="T4">campo</text:span><text:span text:style-name="T4"> </text:span><text:span text:style-name="T4">para</text:span><text:span text:style-name="T4"> “</text:span><text:span text:style-name="T4">Outros</text:span><text:span text:style-name="T4">”.</text:span></text:p>
      <text:p text:style-name="P17"/>
      <text:p text:style-name="P8"><text:span text:style-name="T4">1.4<text:tab/></text:span><text:span text:style-name="T4">Número</text:span><text:span text:style-name="T4"> </text:span><text:span text:style-name="T4">de</text:span><text:span text:style-name="T4"> </text:span><text:span text:style-name="T4">Registro</text:span></text:p>
      <text:p text:style-name="P8"><text:span text:style-name="T4">O</text:span><text:span text:style-name="T4"> </text:span><text:span text:style-name="T4">sistema</text:span><text:span text:style-name="T4"> </text:span><text:span text:style-name="T4">deverá</text:span><text:span text:style-name="T4"> </text:span><text:span text:style-name="T4">gerar</text:span><text:span text:style-name="T4"> </text:span><text:span text:style-name="T4">um</text:span><text:span text:style-name="T4"> </text:span><text:span text:style-name="T4">número</text:span><text:span text:style-name="T4"> </text:span><text:span text:style-name="T4">de</text:span><text:span text:style-name="T4"> </text:span><text:span text:style-name="T4">registro</text:span><text:span text:style-name="T4"> </text:span><text:span text:style-name="T4">com</text:span><text:span text:style-name="T4"> </text:span><text:span text:style-name="T4">uma</text:span><text:span text:style-name="T4"> </text:span><text:span text:style-name="T4">combinação</text:span><text:span text:style-name="T4"> </text:span><text:span text:style-name="T4">de</text:span><text:span text:style-name="T4"> </text:span><text:span text:style-name="T4">letras</text:span><text:span text:style-name="T4"> </text:span><text:span text:style-name="T4">e</text:span><text:span text:style-name="T4"> </text:span><text:span text:style-name="T4">números</text:span><text:span text:style-name="T4">, </text:span><text:span text:style-name="T4">conforme</text:span><text:span text:style-name="T4"> </text:span><text:span text:style-name="T4">o</text:span><text:span text:style-name="T4"> </text:span><text:span text:style-name="T4">tipo</text:span><text:span text:style-name="T4"> </text:span><text:span text:style-name="T4">do</text:span><text:span text:style-name="T4"> </text:span><text:span text:style-name="T4">Bem</text:span><text:span text:style-name="T4"> </text:span><text:span text:style-name="T4">Patrimonial</text:span><text:span text:style-name="T4"> </text:span><text:span text:style-name="T4">e</text:span><text:span text:style-name="T4"> </text:span><text:span text:style-name="T4">à</text:span><text:span text:style-name="T4"> </text:span><text:span text:style-name="T4">Instituição</text:span><text:span text:style-name="T4"> </text:span><text:span text:style-name="T4">a</text:span><text:span text:style-name="T4"> </text:span><text:span text:style-name="T4">que</text:span><text:span text:style-name="T4"> </text:span><text:span text:style-name="T4">pertence</text:span><text:span text:style-name="T4">.</text:span></text:p>
      <text:p text:style-name="P17"/>
      <text:p text:style-name="P8"><text:span text:style-name="T4">1.5<text:tab/></text:span><text:span text:style-name="T4">Título</text:span></text:p>
      <text:p text:style-name="P8"><text:span text:style-name="T4">- </text:span><text:span text:style-name="T4">Campo</text:span><text:span text:style-name="T4"> </text:span><text:span text:style-name="T4">Editável</text:span><text:span text:style-name="T4"> </text:span><text:span text:style-name="T4">para</text:span><text:span text:style-name="T4"> </text:span><text:span text:style-name="T4">o</text:span><text:span text:style-name="T4"> </text:span><text:span text:style-name="T4">título</text:span><text:span text:style-name="T4"> (</text:span><text:span text:style-name="T4">A</text:span><text:span text:style-name="T4"> </text:span><text:span text:style-name="T4">lista</text:span><text:span text:style-name="T4"> </text:span><text:span text:style-name="T4">de</text:span><text:span text:style-name="T4"> </text:span><text:span text:style-name="T4">títulos</text:span><text:span text:style-name="T4"> </text:span><text:span text:style-name="T4">deve</text:span><text:span text:style-name="T4"> </text:span><text:span text:style-name="T4">possuir</text:span><text:span text:style-name="T4">, </text:span><text:span text:style-name="T4">obrigatoriamente</text:span><text:span text:style-name="T4">, </text:span><text:span text:style-name="T4">ao</text:span><text:span text:style-name="T4"> </text:span><text:span text:style-name="T4">menos</text:span><text:span text:style-name="T4"> </text:span><text:span text:style-name="T4">um</text:span><text:span text:style-name="T4"> </text:span><text:span text:style-name="T4">título</text:span><text:span text:style-name="T4">)</text:span></text:p>
      <text:p text:style-name="P8"><text:span text:style-name="T4">- </text:span><text:span text:style-name="T4">Campo</text:span><text:span text:style-name="T4"> </text:span><text:span text:style-name="T4">Título</text:span><text:span text:style-name="T4"> </text:span><text:span text:style-name="T4">Principal</text:span><text:span text:style-name="T4"> (</text:span><text:span text:style-name="T4">tipo</text:span><text:span text:style-name="T4"> </text:span><text:span text:style-name="T4">texto</text:span><text:span text:style-name="T4">)</text:span></text:p>
      <text:p text:style-name="P8"><text:span text:style-name="T4">- </text:span><text:span text:style-name="T4">Campo</text:span><text:span text:style-name="T4"> </text:span><text:span text:style-name="T4">Títulos</text:span><text:span text:style-name="T4"> </text:span><text:span text:style-name="T4">Adicionais</text:span><text:span text:style-name="T4">:</text:span></text:p>
      <text:p text:style-name="P33"><text:soft-page-break/><text:span text:style-name="T4">Opção</text:span><text:span text:style-name="T4"> </text:span><text:span text:style-name="T4">para</text:span><text:span text:style-name="T4"> </text:span><text:span text:style-name="T4">adicionar</text:span><text:span text:style-name="T4"> </text:span><text:span text:style-name="T4">novo</text:span><text:span text:style-name="T4"> </text:span><text:span text:style-name="T4">título</text:span><text:span text:style-name="T4">:</text:span></text:p>
      <text:p text:style-name="P34"><text:span text:style-name="T4">Ao</text:span><text:span text:style-name="T4"> </text:span><text:span text:style-name="T4">selecionar</text:span><text:span text:style-name="T4"> </text:span><text:span text:style-name="T4">essa</text:span><text:span text:style-name="T4"> </text:span><text:span text:style-name="T4">opção</text:span><text:span text:style-name="T4">, </text:span><text:span text:style-name="T4">o</text:span><text:span text:style-name="T4"> </text:span><text:span text:style-name="T4">sistema</text:span><text:span text:style-name="T4"> </text:span><text:span text:style-name="T4">deve</text:span><text:span text:style-name="T4"> </text:span><text:span text:style-name="T4">repetir</text:span><text:span text:style-name="T4"> </text:span><text:span text:style-name="T4">os</text:span><text:span text:style-name="T4"> </text:span><text:span text:style-name="T4">mesmos</text:span><text:span text:style-name="T4"> </text:span><text:span text:style-name="T4">campos</text:span><text:span text:style-name="T4"> , <text:tab/></text:span><text:span text:style-name="T4">para</text:span><text:span text:style-name="T4"> </text:span><text:span text:style-name="T4">que</text:span><text:span text:style-name="T4"> </text:span><text:span text:style-name="T4">seja</text:span><text:span text:style-name="T4"> </text:span><text:span text:style-name="T4">cadastrado</text:span><text:span text:style-name="T4"> </text:span><text:span text:style-name="T4">um</text:span><text:span text:style-name="T4"> </text:span><text:span text:style-name="T4">novo</text:span><text:span text:style-name="T4"> </text:span><text:span text:style-name="T4">título</text:span><text:span text:style-name="T4">, </text:span><text:span text:style-name="T4">pois</text:span><text:span text:style-name="T4"> </text:span><text:span text:style-name="T4">pode</text:span><text:span text:style-name="T4"> </text:span><text:span text:style-name="T4">ser</text:span><text:span text:style-name="T4"> </text:span><text:span text:style-name="T4">mais</text:span><text:span text:style-name="T4"> </text:span><text:span text:style-name="T4">de</text:span><text:span text:style-name="T4"> </text:span><text:span text:style-name="T4">um</text:span><text:span text:style-name="T4">.</text:span></text:p>
      <text:p text:style-name="P17"><text:tab/></text:p>
      <text:p text:style-name="P8"><text:span text:style-name="T4">Lista</text:span><text:span text:style-name="T4"> - <text:s/></text:span><text:span text:style-name="T4">Tipo</text:span><text:span text:style-name="T4"> </text:span><text:span text:style-name="T4">do</text:span><text:span text:style-name="T4"> </text:span><text:span text:style-name="T4">título</text:span><text:span text:style-name="T4">, <text:s/></text:span><text:span text:style-name="T4">em</text:span><text:span text:style-name="T4"> </text:span><text:span text:style-name="T4">ordem</text:span><text:span text:style-name="T4"> </text:span><text:span text:style-name="T4">alfabética</text:span><text:span text:style-name="T4"> <text:s/></text:span><text:span text:style-name="T4">com</text:span><text:span text:style-name="T4"> </text:span><text:span text:style-name="T4">as</text:span><text:span text:style-name="T4"> </text:span><text:span text:style-name="T4">seguintes</text:span><text:span text:style-name="T4"> </text:span><text:span text:style-name="T4">opções</text:span><text:span text:style-name="T4">:</text:span></text:p>
      <text:p text:style-name="P17">Principal</text:p>
      <text:p text:style-name="P3"><text:span text:style-name="T4"><text:tab/><text:tab/><text:tab/></text:span><text:span text:style-name="T4">Equivalente</text:span></text:p>
      <text:p text:style-name="P3"><text:span text:style-name="T4"><text:tab/><text:tab/><text:tab/></text:span><text:span text:style-name="T4">Atribuído</text:span></text:p>
      <text:p text:style-name="P3"><text:span text:style-name="T4"><text:tab/><text:tab/><text:tab/></text:span><text:span text:style-name="T4">Sub</text:span><text:span text:style-name="T4">-</text:span><text:span text:style-name="T4">titulo</text:span></text:p>
      <text:p text:style-name="P3"><text:span text:style-name="T4"><text:tab/><text:tab/><text:tab/></text:span><text:span text:style-name="T4">Titulo</text:span><text:span text:style-name="T4"> </text:span><text:span text:style-name="T4">anterior</text:span></text:p>
      <text:p text:style-name="P3"><text:span text:style-name="T4"><text:tab/><text:tab/><text:tab/></text:span><text:span text:style-name="T4">Titulo</text:span><text:span text:style-name="T4"> </text:span><text:span text:style-name="T4">posterior</text:span></text:p>
      <text:p text:style-name="P3"><text:span text:style-name="T4"><text:tab/><text:tab/><text:tab/></text:span><text:span text:style-name="T4">Titulo</text:span><text:span text:style-name="T4"> </text:span><text:span text:style-name="T4">do</text:span><text:span text:style-name="T4"> </text:span><text:span text:style-name="T4">suplemento</text:span></text:p>
      <text:p text:style-name="P3"><text:span text:style-name="T4"><text:tab/><text:tab/><text:tab/></text:span><text:span text:style-name="T4">Titulo</text:span><text:span text:style-name="T4"> </text:span><text:span text:style-name="T4">correlato</text:span></text:p>
      <text:p text:style-name="P14"/>
      <text:p text:style-name="P3"><text:span text:style-name="T4">-</text:span><text:span text:style-name="T4">Campo</text:span><text:span text:style-name="T4"> </text:span><text:span text:style-name="T4">Nome</text:span><text:span text:style-name="T4"> </text:span><text:span text:style-name="T4">do</text:span><text:span text:style-name="T4"> </text:span><text:span text:style-name="T4">Título</text:span><text:span text:style-name="T4"> (</text:span><text:span text:style-name="T4">tipo</text:span><text:span text:style-name="T4"> </text:span><text:span text:style-name="T4">texto</text:span><text:span text:style-name="T4">, </text:span><text:span text:style-name="T4">adicionado</text:span><text:span text:style-name="T4"> </text:span><text:span text:style-name="T4">se</text:span><text:span text:style-name="T4"> </text:span><text:span text:style-name="T4">a</text:span><text:span text:style-name="T4"> </text:span><text:span text:style-name="T4">opção</text:span><text:span text:style-name="T4"> </text:span><text:span text:style-name="T4">de</text:span><text:span text:style-name="T4"> </text:span><text:span text:style-name="T4">adicionar</text:span><text:span text:style-name="T4"> </text:span><text:span text:style-name="T4">novo</text:span><text:span text:style-name="T4"> </text:span><text:span text:style-name="T4">título</text:span><text:span text:style-name="T4"> </text:span><text:span text:style-name="T4">for</text:span><text:span text:style-name="T4"> </text:span><text:span text:style-name="T4">selecionada</text:span><text:span text:style-name="T4">)</text:span></text:p>
      <text:p text:style-name="P14"/>
      <text:p text:style-name="P14"/>
      <text:p text:style-name="P8"><text:span text:style-name="T4">-</text:span><text:span text:style-name="T4">Opção</text:span><text:span text:style-name="T4"> “</text:span><text:span text:style-name="T4">Complemento</text:span><text:span text:style-name="T4">”: </text:span><text:span text:style-name="T4">Campo</text:span><text:span text:style-name="T4"> </text:span><text:span text:style-name="T4">Editável</text:span><text:span text:style-name="T4">;</text:span></text:p>
      <text:p text:style-name="P35"/>
      <text:p text:style-name="P8"><text:span text:style-name="T4">1.6<text:tab/></text:span><text:span text:style-name="T4">Coleção</text:span><text:span text:style-name="T4">, </text:span><text:span text:style-name="T4">Fundo</text:span><text:span text:style-name="T4">, </text:span><text:span text:style-name="T4">Conjunto</text:span><text:span text:style-name="T4">, </text:span><text:span text:style-name="T4">Família</text:span><text:span text:style-name="T4">/</text:span><text:span text:style-name="T4">Espécie</text:span></text:p>
      <text:p text:style-name="P8"><text:span text:style-name="T4">-</text:span><text:span text:style-name="T4">Campo</text:span><text:span text:style-name="T4"> </text:span><text:span text:style-name="T4">para</text:span><text:span text:style-name="T4"> </text:span><text:span text:style-name="T4">o</text:span><text:span text:style-name="T4"> </text:span><text:span text:style-name="T4">nome</text:span><text:span text:style-name="T4"> </text:span><text:span text:style-name="T4">da</text:span><text:span text:style-name="T4"> </text:span><text:span text:style-name="T4">coleção</text:span><text:span text:style-name="T4"> </text:span><text:span text:style-name="T4">à</text:span><text:span text:style-name="T4"> </text:span><text:span text:style-name="T4">que</text:span><text:span text:style-name="T4"> </text:span><text:span text:style-name="T4">pertence</text:span><text:span text:style-name="T4"> </text:span><text:span text:style-name="T4">o</text:span><text:span text:style-name="T4"> </text:span><text:span text:style-name="T4">item</text:span><text:span text:style-name="T4">, </text:span><text:span text:style-name="T4">conforme</text:span><text:span text:style-name="T4"> </text:span><text:span text:style-name="T4">organização</text:span><text:span text:style-name="T4"> </text:span><text:span text:style-name="T4">da</text:span><text:span text:style-name="T4"> </text:span><text:span text:style-name="T4">instituição</text:span><text:span text:style-name="T4">.</text:span></text:p>
      <text:p text:style-name="P17"/>
      <text:p text:style-name="P8"><text:span text:style-name="T4">1.7<text:tab/></text:span><text:span text:style-name="T4">Localização</text:span><text:span text:style-name="T4"> </text:span><text:span text:style-name="T4">Física</text:span><text:span text:style-name="T4"> </text:span><text:span text:style-name="T4">Específica</text:span></text:p>
      <text:p text:style-name="P8"><text:span text:style-name="T4">-</text:span><text:span text:style-name="T4">Campo</text:span><text:span text:style-name="T4"> </text:span><text:span text:style-name="T4">Editável</text:span><text:span text:style-name="T4"> </text:span><text:span text:style-name="T4">para</text:span><text:span text:style-name="T4"> </text:span><text:span text:style-name="T4">localização</text:span><text:span text:style-name="T4"> </text:span><text:span text:style-name="T4">física</text:span><text:span text:style-name="T4"> </text:span><text:span text:style-name="T4">do</text:span><text:span text:style-name="T4"> </text:span><text:span text:style-name="T4">bem</text:span><text:span text:style-name="T4"> </text:span><text:span text:style-name="T4">patrimonial</text:span><text:span text:style-name="T4"> </text:span><text:span text:style-name="T4">no</text:span><text:span text:style-name="T4"> </text:span><text:span text:style-name="T4">acervo</text:span></text:p>
      <text:p text:style-name="P17"/>
      <text:p text:style-name="P8"><text:span text:style-name="T4">1.8 <text:s/></text:span><text:span text:style-name="T4">Coordenadas</text:span><text:span text:style-name="T4"> </text:span><text:span text:style-name="T4">Geográficas</text:span></text:p>
      <text:p text:style-name="P8"><text:span text:style-name="T4">-</text:span><text:span text:style-name="T4">Latitude</text:span></text:p>
      <text:p text:style-name="P8"><text:span text:style-name="T4">Campo</text:span><text:span text:style-name="T4"> </text:span><text:span text:style-name="T4">Editável</text:span></text:p>
      <text:p text:style-name="P8"><text:span text:style-name="T4">-</text:span><text:span text:style-name="T4">Longitude</text:span></text:p>
      <text:p text:style-name="P8"><text:span text:style-name="T4">Campo</text:span><text:span text:style-name="T4"> </text:span><text:span text:style-name="T4">Editável</text:span></text:p>
      <text:p text:style-name="P17"/>
      <text:list xml:id="list99409273" text:continue-numbering="true" text:style-name="LS3">
        <text:list-item>
          <text:p text:style-name="P59">Autoria</text:p>
        </text:list-item>
      </text:list>
      <text:p text:style-name="P17"/>
      <text:p text:style-name="P37"><text:span text:style-name="T4"><text:tab/></text:span><text:span text:style-name="T4">Campo</text:span><text:span text:style-name="T4"> </text:span><text:span text:style-name="T4">em</text:span><text:span text:style-name="T4"> </text:span><text:span text:style-name="T4">ordem</text:span><text:span text:style-name="T4"> </text:span><text:span text:style-name="T4">alfabética</text:span><text:span text:style-name="T4">, </text:span><text:span text:style-name="T4">auto</text:span><text:span text:style-name="T4">-</text:span><text:span text:style-name="T4">completável</text:span><text:span text:style-name="T4">, </text:span><text:span text:style-name="T4">com</text:span><text:span text:style-name="T4"> </text:span><text:span text:style-name="T4">a</text:span><text:span text:style-name="T4"> </text:span><text:span text:style-name="T4">lista</text:span><text:span text:style-name="T4"> </text:span><text:span text:style-name="T4">de</text:span><text:span text:style-name="T4"> </text:span><text:span text:style-name="T4">autores</text:span><text:span text:style-name="T4"> </text:span><text:span text:style-name="T4">já</text:span><text:span text:style-name="T4"> </text:span><text:span text:style-name="T4">cadastrados</text:span><text:span text:style-name="T4"> </text:span><text:span text:style-name="T4">conforme</text:span><text:span text:style-name="T4"> </text:span><text:span text:style-name="T4">caso</text:span><text:span text:style-name="T4"> </text:span><text:span text:style-name="T4">de</text:span><text:span text:style-name="T4"> </text:span><text:span text:style-name="T4">uso</text:span><text:span text:style-name="T4"> </text:span><text:span text:style-name="T4">de</text:span><text:span text:style-name="T4"> </text:span><text:span text:style-name="T4">Cadastro</text:span><text:span text:style-name="T4"> </text:span><text:span text:style-name="T4">de</text:span><text:span text:style-name="T4"> </text:span><text:span text:style-name="T4">Autoria</text:span><text:span text:style-name="T4"> </text:span><text:span text:style-name="T4">e</text:span><text:span text:style-name="T4"> </text:span><text:span text:style-name="T4">opção</text:span><text:span text:style-name="T4"> </text:span><text:span text:style-name="T4">para</text:span><text:span text:style-name="T4"> </text:span><text:span text:style-name="T4">cadastrar</text:span><text:span text:style-name="T4"> </text:span><text:span text:style-name="T4">novo</text:span><text:span text:style-name="T4"> </text:span><text:span text:style-name="T4">autor</text:span><text:span text:style-name="T4">. </text:span><text:span text:style-name="T4">Ao</text:span><text:span text:style-name="T4"> </text:span><text:span text:style-name="T4">selecionar</text:span><text:span text:style-name="T4"> </text:span><text:span text:style-name="T4">cadastrar</text:span><text:span text:style-name="T4"> </text:span><text:span text:style-name="T4">novo</text:span><text:span text:style-name="T4"> </text:span><text:span text:style-name="T4">autor</text:span><text:span text:style-name="T4">, </text:span><text:span text:style-name="T4">o</text:span><text:span text:style-name="T4"> </text:span><text:span text:style-name="T4">usuário</text:span><text:span text:style-name="T4"> </text:span><text:span text:style-name="T4">deve</text:span><text:span text:style-name="T4"> </text:span><text:span text:style-name="T4">ser</text:span><text:span text:style-name="T4"> </text:span><text:span text:style-name="T4">levado</text:span><text:span text:style-name="T4"> </text:span><text:span text:style-name="T4">para</text:span><text:span text:style-name="T4"> </text:span><text:span text:style-name="T4">o</text:span><text:span text:style-name="T4"> </text:span><text:span text:style-name="T4">cadastro</text:span><text:span text:style-name="T4"> </text:span><text:span text:style-name="T4">de</text:span><text:span text:style-name="T4"> </text:span><text:span text:style-name="T4">autoria</text:span><text:span text:style-name="T4">, </text:span><text:span text:style-name="T4">porém</text:span><text:span text:style-name="T4">, </text:span><text:span text:style-name="T4">sem</text:span><text:span text:style-name="T4"> </text:span><text:span text:style-name="T4">perder</text:span><text:span text:style-name="T4"> </text:span><text:span text:style-name="T4">o</text:span><text:span text:style-name="T4"> </text:span><text:span text:style-name="T4">cadastro</text:span><text:span text:style-name="T4"> </text:span><text:span text:style-name="T4">do</text:span><text:span text:style-name="T4"> </text:span><text:span text:style-name="T4">bem</text:span><text:span text:style-name="T4"> </text:span><text:span text:style-name="T4">patrimonial</text:span><text:span text:style-name="T4">.</text:span></text:p>
      <text:p text:style-name="P36"/>
      <text:p text:style-name="P37"><text:span text:style-name="T4">-</text:span><text:span text:style-name="T4">Tipo</text:span><text:span text:style-name="T4"> </text:span><text:span text:style-name="T4">de</text:span><text:span text:style-name="T4"> </text:span><text:span text:style-name="T4">Autoria</text:span></text:p>
      <text:p text:style-name="P37"><text:span text:style-name="T4">Campo</text:span><text:span text:style-name="T4"> </text:span><text:span text:style-name="T4">em</text:span><text:span text:style-name="T4"> </text:span><text:span text:style-name="T4">ordem</text:span><text:span text:style-name="T4"> </text:span><text:span text:style-name="T4">alfabética</text:span><text:span text:style-name="T4">, </text:span><text:span text:style-name="T4">auto</text:span><text:span text:style-name="T4">-</text:span><text:span text:style-name="T4">completável</text:span><text:span text:style-name="T4">, </text:span><text:span text:style-name="T4">com</text:span><text:span text:style-name="T4"> </text:span><text:span text:style-name="T4">a</text:span><text:span text:style-name="T4"> </text:span><text:span text:style-name="T4">lista</text:span><text:span text:style-name="T4"> </text:span><text:span text:style-name="T4">a</text:span><text:span text:style-name="T4"> </text:span><text:span text:style-name="T4">seguir</text:span><text:span text:style-name="T4">:</text:span></text:p>
      <text:p text:style-name="P3"><text:span text:style-name="T4">(</text:span><text:span text:style-name="T4">pode</text:span><text:span text:style-name="T4">-</text:span><text:span text:style-name="T4">se</text:span><text:span text:style-name="T4"> </text:span><text:span text:style-name="T4">escolher</text:span><text:span text:style-name="T4"> </text:span><text:span text:style-name="T4">uma</text:span><text:span text:style-name="T4"> </text:span><text:span text:style-name="T4">ou</text:span><text:span text:style-name="T4"> </text:span><text:span text:style-name="T4">mais</text:span><text:span text:style-name="T4"> </text:span><text:span text:style-name="T4">opções</text:span><text:span text:style-name="T4">)</text:span></text:p>
      <text:p text:style-name="P3"><text:soft-page-break/><text:span text:style-name="T4"><text:tab/><text:tab/></text:span><text:span text:style-name="T4">Agência</text:span></text:p>
      <text:p text:style-name="P3"><text:span text:style-name="T4"><text:tab/><text:tab/></text:span><text:span text:style-name="T4">Autor</text:span></text:p>
      <text:p text:style-name="P3"><text:span text:style-name="T4"><text:tab/><text:tab/></text:span><text:span text:style-name="T4">Autor</text:span><text:span text:style-name="T4"> </text:span><text:span text:style-name="T4">Institucional</text:span></text:p>
      <text:p text:style-name="P3"><text:span text:style-name="T4"><text:tab/><text:tab/></text:span><text:span text:style-name="T4">Co</text:span><text:span text:style-name="T4">-</text:span><text:span text:style-name="T4">autor</text:span></text:p>
      <text:p text:style-name="P3"><text:span text:style-name="T4"><text:tab/><text:tab/></text:span><text:span text:style-name="T4">Compilador</text:span></text:p>
      <text:p text:style-name="P3"><text:span text:style-name="T4"><text:tab/><text:tab/></text:span><text:span text:style-name="T4">Coordenador</text:span></text:p>
      <text:p text:style-name="P3"><text:span text:style-name="T4"><text:tab/><text:tab/></text:span><text:span text:style-name="T4">Diretor</text:span></text:p>
      <text:p text:style-name="P3"><text:span text:style-name="T4"><text:tab/><text:tab/></text:span><text:span text:style-name="T4">Editor</text:span></text:p>
      <text:p text:style-name="P3"><text:span text:style-name="T4"><text:tab/><text:tab/></text:span><text:span text:style-name="T4">Entidade</text:span><text:span text:style-name="T4"> </text:span><text:span text:style-name="T4">produtora</text:span></text:p>
      <text:p text:style-name="P3"><text:span text:style-name="T4"><text:tab/><text:tab/></text:span><text:span text:style-name="T4">Entrevistador</text:span></text:p>
      <text:p text:style-name="P3"><text:span text:style-name="T4"><text:tab/><text:tab/></text:span><text:span text:style-name="T4">Estudio</text:span></text:p>
      <text:p text:style-name="P3"><text:span text:style-name="T4"><text:tab/><text:tab/></text:span><text:span text:style-name="T4">Fabricante</text:span></text:p>
      <text:p text:style-name="P3"><text:span text:style-name="T4"><text:tab/><text:tab/></text:span><text:span text:style-name="T4">Figurinista</text:span></text:p>
      <text:p text:style-name="P3"><text:span text:style-name="T4"><text:tab/><text:tab/></text:span><text:span text:style-name="T4">Fotografo</text:span></text:p>
      <text:p text:style-name="P3"><text:span text:style-name="T4"><text:tab/><text:tab/></text:span><text:span text:style-name="T4">Ilustrador</text:span></text:p>
      <text:p text:style-name="P3"><text:span text:style-name="T4"><text:tab/><text:tab/></text:span><text:span text:style-name="T4">Palestrante</text:span></text:p>
      <text:p text:style-name="P3"><text:span text:style-name="T4"><text:tab/><text:tab/></text:span><text:span text:style-name="T4">Prefaciador</text:span></text:p>
      <text:p text:style-name="P3"><text:span text:style-name="T4"><text:tab/><text:tab/></text:span><text:span text:style-name="T4">Organizador</text:span></text:p>
      <text:p text:style-name="P3"><text:span text:style-name="T4"><text:tab/><text:tab/></text:span><text:span text:style-name="T4">Tradutor</text:span></text:p>
      <text:p text:style-name="P36"/>
      <text:p text:style-name="P17"/>
      <text:list xml:id="list471072207" text:continue-numbering="true" text:style-name="LS3">
        <text:list-item>
          <text:p text:style-name="P59">Produção</text:p>
        </text:list-item>
      </text:list>
      <text:p text:style-name="P17"/>
      <text:p text:style-name="P8"><text:span text:style-name="T4"><text:tab/></text:span><text:span text:style-name="T4">Os</text:span><text:span text:style-name="T4"> </text:span><text:span text:style-name="T4">itens</text:span><text:span text:style-name="T4"> </text:span><text:span text:style-name="T4">abaixo</text:span><text:span text:style-name="T4"> </text:span><text:span text:style-name="T4">devem</text:span><text:span text:style-name="T4"> </text:span><text:span text:style-name="T4">ser</text:span><text:span text:style-name="T4"> </text:span><text:span text:style-name="T4">do</text:span><text:span text:style-name="T4"> </text:span><text:span text:style-name="T4">tipo</text:span><text:span text:style-name="T4"> </text:span><text:span text:style-name="T4">campo</text:span><text:span text:style-name="T4"> </text:span><text:span text:style-name="T4">editável</text:span><text:span text:style-name="T4">, </text:span><text:span text:style-name="T4">abrindo</text:span><text:span text:style-name="T4"> </text:span><text:span text:style-name="T4">opção</text:span><text:span text:style-name="T4"> </text:span><text:span text:style-name="T4">para</text:span><text:span text:style-name="T4"> </text:span><text:span text:style-name="T4">escrita</text:span><text:span text:style-name="T4"> </text:span><text:span text:style-name="T4">somente</text:span><text:span text:style-name="T4"> </text:span><text:span text:style-name="T4">se</text:span><text:span text:style-name="T4"> </text:span><text:span text:style-name="T4">selecionado</text:span><text:span text:style-name="T4">.</text:span></text:p>
      <text:p text:style-name="P17"/>
      <text:list xml:id="list6190382302470385188" text:style-name="LS4">
        <text:list-item>
          <text:list>
            <text:list-item>
              <text:p text:style-name="P57"><text:span text:style-name="T4">Local</text:span><text:span text:style-name="T4"> <text:tab/></text:span></text:p>
            </text:list-item>
            <text:list-item>
              <text:p text:style-name="P60">Ano</text:p>
            </text:list-item>
            <text:list-item>
              <text:p text:style-name="P57"><text:span text:style-name="T4">Edição</text:span><text:span text:style-name="T4"> </text:span><text:span text:style-name="T4">e</text:span><text:span text:style-name="T4">/</text:span><text:span text:style-name="T4">ou</text:span><text:span text:style-name="T4"> </text:span><text:span text:style-name="T4">Reimpressão</text:span></text:p>
            </text:list-item>
            <text:list-item>
              <text:p text:style-name="P57"><text:span text:style-name="T4">Outras</text:span><text:span text:style-name="T4"> </text:span><text:span text:style-name="T4">Responsabilidades</text:span></text:p>
            </text:list-item>
          </text:list>
        </text:list-item>
      </text:list>
      <text:p text:style-name="P38"/>
      <text:list xml:id="list2127558469" text:continue-list="list471072207" text:style-name="LS3">
        <text:list-item>
          <text:p text:style-name="P59">Descrição</text:p>
        </text:list-item>
      </text:list>
      <text:p text:style-name="P17"/>
      <text:p text:style-name="P39"><text:span text:style-name="T4"><text:tab/>4.1<text:tab/></text:span><text:span text:style-name="T4">Características</text:span><text:span text:style-name="T4"> </text:span><text:span text:style-name="T4">Físicas</text:span><text:span text:style-name="T4"> </text:span><text:span text:style-name="T4">e</text:span><text:span text:style-name="T4"> </text:span><text:span text:style-name="T4">Técnicas</text:span><text:span text:style-name="T4"> </text:span><text:span text:style-name="T4">Executivas</text:span></text:p>
      <text:p text:style-name="P41"><text:span text:style-name="T4"><text:tab/><text:tab/></text:span><text:span text:style-name="T4">Campo</text:span><text:span text:style-name="T4"> </text:span><text:span text:style-name="T4">editável</text:span></text:p>
      <text:p text:style-name="P42"><text:tab/><text:tab/></text:p>
      <text:p text:style-name="P41"><text:span text:style-name="T4"><text:tab/><text:tab/>4.1.1 </text:span><text:span text:style-name="T4">Bens</text:span><text:span text:style-name="T4"> </text:span><text:span text:style-name="T4">Arquitetonicos</text:span></text:p>
      <text:p text:style-name="P42"><text:tab/><text:tab/></text:p>
      <text:p text:style-name="P41"><text:span text:style-name="T4"><text:tab/><text:tab/></text:span><text:span text:style-name="T5">Condição</text:span><text:span text:style-name="T5"> </text:span><text:span text:style-name="T5">Topográfica</text:span></text:p>
      <text:p text:style-name="P41"><text:span text:style-name="T4"><text:tab/><text:tab/><text:tab/></text:span><text:span text:style-name="T4">Lista</text:span><text:span text:style-name="T4"> </text:span><text:span text:style-name="T4">auto</text:span><text:span text:style-name="T4">-</text:span><text:span text:style-name="T4">completável</text:span><text:span text:style-name="T4"> </text:span><text:span text:style-name="T4">em</text:span><text:span text:style-name="T4"> </text:span><text:span text:style-name="T4">ordem</text:span><text:span text:style-name="T4"> </text:span><text:span text:style-name="T4">alfabética</text:span><text:span text:style-name="T4"> </text:span><text:span text:style-name="T4">com</text:span><text:span text:style-name="T4"> </text:span><text:span text:style-name="T4">as</text:span><text:span text:style-name="T4"> </text:span><text:span text:style-name="T4">opções</text:span><text:span text:style-name="T4"> </text:span><text:span text:style-name="T4">abaixo</text:span></text:p>
      <text:p text:style-name="P41"><text:span text:style-name="T4"><text:tab/><text:tab/><text:tab/></text:span><text:span text:style-name="T4">Acidentada</text:span><text:span text:style-name="T4"> </text:span><text:span text:style-name="T4">Suave</text:span></text:p>
      <text:p text:style-name="P41"><text:span text:style-name="T4"><text:tab/><text:tab/><text:tab/></text:span><text:span text:style-name="T4">Acidentada</text:span><text:span text:style-name="T4"> </text:span><text:span text:style-name="T4">Médio</text:span></text:p>
      <text:p text:style-name="P41"><text:span text:style-name="T4"><text:tab/><text:tab/><text:tab/></text:span><text:span text:style-name="T4">Acidentada</text:span><text:span text:style-name="T4"> </text:span><text:span text:style-name="T4">Abrubta</text:span></text:p>
      <text:p text:style-name="P41"><text:span text:style-name="T4"><text:tab/><text:tab/><text:tab/></text:span><text:span text:style-name="T4">Plano</text:span></text:p>
      <text:p text:style-name="P42"><text:soft-page-break/><text:tab/><text:tab/></text:p>
      <text:p text:style-name="P41"><text:span text:style-name="T4"><text:tab/><text:tab/></text:span><text:span text:style-name="T5">Uso</text:span></text:p>
      <text:p text:style-name="P39"><text:span text:style-name="T4"><text:tab/><text:tab/><text:tab/></text:span><text:span text:style-name="T4">Lista</text:span><text:span text:style-name="T4"> </text:span><text:span text:style-name="T4">auto</text:span><text:span text:style-name="T4">-</text:span><text:span text:style-name="T4">completável</text:span><text:span text:style-name="T4"> </text:span><text:span text:style-name="T4">em</text:span><text:span text:style-name="T4"> </text:span><text:span text:style-name="T4">ordem</text:span><text:span text:style-name="T4"> </text:span><text:span text:style-name="T4">alfabética</text:span><text:span text:style-name="T4"> </text:span><text:span text:style-name="T4">com</text:span><text:span text:style-name="T4"> </text:span><text:span text:style-name="T4">as</text:span><text:span text:style-name="T4"> </text:span><text:span text:style-name="T4">opções</text:span><text:span text:style-name="T4"> </text:span><text:span text:style-name="T4">abaixo</text:span><text:span text:style-name="T4">, </text:span><text:span text:style-name="T4">e</text:span><text:span text:style-name="T4"> </text:span><text:span text:style-name="T4">com</text:span><text:span text:style-name="T4"> </text:span><text:span text:style-name="T4">campo</text:span><text:span text:style-name="T4"> </text:span><text:span text:style-name="T4">editável</text:span><text:span text:style-name="T4"> </text:span><text:span text:style-name="T4">para</text:span><text:span text:style-name="T4"> </text:span><text:span text:style-name="T4">especificar</text:span><text:span text:style-name="T4">, </text:span><text:span text:style-name="T4">caso</text:span><text:span text:style-name="T4"> </text:span><text:span text:style-name="T4">a</text:span><text:span text:style-name="T4"> </text:span><text:span text:style-name="T4">opção</text:span><text:span text:style-name="T4"> </text:span><text:span text:style-name="T4">seja</text:span><text:span text:style-name="T4"> ''</text:span><text:span text:style-name="T4">Outras</text:span><text:span text:style-name="T4">''.</text:span></text:p>
      <text:p text:style-name="P39"><text:span text:style-name="T4"><text:tab/><text:tab/><text:tab/></text:span><text:span text:style-name="T4">Ferroviário</text:span></text:p>
      <text:p text:style-name="P39"><text:span text:style-name="T4"><text:tab/><text:tab/><text:tab/></text:span><text:span text:style-name="T4">Habitacional</text:span></text:p>
      <text:p text:style-name="P39"><text:span text:style-name="T4"><text:tab/><text:tab/><text:tab/></text:span><text:span text:style-name="T4">Produção</text:span></text:p>
      <text:p text:style-name="P39"><text:span text:style-name="T4"><text:tab/><text:tab/><text:tab/></text:span><text:span text:style-name="T4">Religiosa</text:span></text:p>
      <text:p text:style-name="P39"><text:span text:style-name="T4"><text:tab/><text:tab/><text:tab/></text:span><text:span text:style-name="T4">Outras</text:span></text:p>
      <text:p text:style-name="P40"/>
      <text:p text:style-name="P39"><text:span text:style-name="T4"><text:tab/><text:tab/></text:span><text:span text:style-name="T5">Pavimentos</text:span></text:p>
      <text:p text:style-name="P39"><text:span text:style-name="T4"><text:tab/><text:tab/><text:tab/></text:span><text:span text:style-name="T4">Nº</text:span><text:span text:style-name="T4"> </text:span><text:span text:style-name="T4">de</text:span><text:span text:style-name="T4"> </text:span><text:span text:style-name="T4">ambientes</text:span></text:p>
      <text:p text:style-name="P8"><text:span text:style-name="T4"><text:tab/><text:tab/><text:tab/><text:tab/></text:span><text:span text:style-name="T4">Campo</text:span><text:span text:style-name="T4"> </text:span><text:span text:style-name="T4">editável</text:span><text:span text:style-name="T4"> (</text:span><text:span text:style-name="T4">O</text:span><text:span text:style-name="T4"> </text:span><text:span text:style-name="T4">sistema</text:span><text:span text:style-name="T4"> </text:span><text:span text:style-name="T4">deve</text:span><text:span text:style-name="T4"> </text:span><text:span text:style-name="T4">aceitar</text:span><text:span text:style-name="T4"> </text:span><text:span text:style-name="T4">apenas</text:span><text:span text:style-name="T4"> </text:span><text:span text:style-name="T4">números</text:span><text:span text:style-name="T4">)</text:span></text:p>
      <text:p text:style-name="P40"/>
      <text:p text:style-name="P39"><text:span text:style-name="T4"><text:tab/><text:tab/><text:tab/></text:span><text:span text:style-name="T4">Nº</text:span><text:span text:style-name="T4"> </text:span><text:span text:style-name="T4">de</text:span><text:span text:style-name="T4"> </text:span><text:span text:style-name="T4">pavimentos</text:span></text:p>
      <text:p text:style-name="P39"><text:span text:style-name="T4"><text:tab/><text:tab/><text:tab/><text:tab/></text:span><text:span text:style-name="T4">Campo</text:span><text:span text:style-name="T4"> </text:span><text:span text:style-name="T4">editável</text:span><text:span text:style-name="T4"> (</text:span><text:span text:style-name="T4">O</text:span><text:span text:style-name="T4"> </text:span><text:span text:style-name="T4">sistema</text:span><text:span text:style-name="T4"> </text:span><text:span text:style-name="T4">deve</text:span><text:span text:style-name="T4"> </text:span><text:span text:style-name="T4">aceitar</text:span><text:span text:style-name="T4"> </text:span><text:span text:style-name="T4">apenas</text:span><text:span text:style-name="T4"> </text:span><text:span text:style-name="T4">números</text:span><text:span text:style-name="T4">)</text:span></text:p>
      <text:p text:style-name="P17"/>
      <text:p text:style-name="P39"><text:span text:style-name="T4"><text:tab/><text:tab/><text:tab/></text:span><text:span text:style-name="T5">Alcova</text:span></text:p>
      <text:p text:style-name="P39"><text:span text:style-name="T4"><text:tab/><text:tab/><text:tab/><text:tab/></text:span><text:span text:style-name="T4">Tipo</text:span><text:span text:style-name="T4"> </text:span><text:span text:style-name="T4">Checkbox</text:span><text:span text:style-name="T4"><text:tab/></text:span><text:span text:style-name="T4">Sim</text:span><text:span text:style-name="T4"> - <text:s/></text:span><text:span text:style-name="T4">Não</text:span></text:p>
      <text:p text:style-name="P40"/>
      <text:p text:style-name="P39"><text:span text:style-name="T4"><text:tab/><text:tab/><text:tab/></text:span><text:span text:style-name="T5">Porão</text:span></text:p>
      <text:p text:style-name="P39"><text:span text:style-name="T4"><text:tab/><text:tab/><text:tab/><text:tab/></text:span><text:span text:style-name="T4">Tipo</text:span><text:span text:style-name="T4"> </text:span><text:span text:style-name="T4">Checkbox</text:span><text:span text:style-name="T4"><text:tab/></text:span><text:span text:style-name="T4">Sim</text:span><text:span text:style-name="T4"> - <text:s/></text:span><text:span text:style-name="T4">Não</text:span></text:p>
      <text:p text:style-name="P40"/>
      <text:p text:style-name="P39"><text:span text:style-name="T4"><text:tab/><text:tab/><text:tab/></text:span><text:span text:style-name="T5">Sótão</text:span></text:p>
      <text:p text:style-name="P39"><text:span text:style-name="T4"><text:tab/><text:tab/><text:tab/><text:tab/></text:span><text:span text:style-name="T4">Tipo</text:span><text:span text:style-name="T4"> </text:span><text:span text:style-name="T4">Checkbox</text:span><text:span text:style-name="T4"><text:tab/></text:span><text:span text:style-name="T4">Sim</text:span><text:span text:style-name="T4"> - <text:s/></text:span><text:span text:style-name="T4">Não</text:span></text:p>
      <text:p text:style-name="P40"/>
      <text:p text:style-name="P39"><text:span text:style-name="T4"><text:tab/><text:tab/><text:tab/></text:span><text:span text:style-name="T4">Outros</text:span></text:p>
      <text:p text:style-name="P39"><text:span text:style-name="T4"><text:tab/><text:tab/><text:tab/><text:tab/></text:span><text:span text:style-name="T4">Campo</text:span><text:span text:style-name="T4"> </text:span><text:span text:style-name="T4">editável</text:span></text:p>
      <text:p text:style-name="P40"><text:tab/><text:tab/><text:tab/></text:p>
      <text:p text:style-name="P41"><text:span text:style-name="T4"><text:tab/>4.1.2 <text:tab/></text:span><text:span text:style-name="T4">Bens</text:span><text:span text:style-name="T4"> </text:span><text:span text:style-name="T4">Naturais</text:span></text:p>
      <text:p text:style-name="P42"/>
      <text:p text:style-name="P41"><text:span text:style-name="T4"><text:tab/><text:tab/></text:span><text:span text:style-name="T5">Relevo</text:span></text:p>
      <text:p text:style-name="P41"><text:span text:style-name="T4"><text:tab/><text:tab/></text:span><text:span text:style-name="T4">Lista</text:span><text:span text:style-name="T4"> </text:span><text:span text:style-name="T4">auto</text:span><text:span text:style-name="T4">-</text:span><text:span text:style-name="T4">completável</text:span><text:span text:style-name="T4"> </text:span><text:span text:style-name="T4">em</text:span><text:span text:style-name="T4"> </text:span><text:span text:style-name="T4">ordem</text:span><text:span text:style-name="T4"> </text:span><text:span text:style-name="T4">alfabética</text:span><text:span text:style-name="T4"> </text:span><text:span text:style-name="T4">com</text:span><text:span text:style-name="T4"> </text:span><text:span text:style-name="T4">as</text:span><text:span text:style-name="T4"> </text:span><text:span text:style-name="T4">opções</text:span><text:span text:style-name="T4"> </text:span><text:span text:style-name="T4">abaixo</text:span></text:p>
      <text:p text:style-name="P41"><text:span text:style-name="T4"><text:tab/><text:tab/><text:tab/></text:span><text:span text:style-name="T4">Acidentada</text:span><text:span text:style-name="T4"> </text:span><text:span text:style-name="T4">Suave</text:span></text:p>
      <text:p text:style-name="P41"><text:span text:style-name="T4"><text:tab/><text:tab/><text:tab/></text:span><text:span text:style-name="T4">Acidentada</text:span><text:span text:style-name="T4"> </text:span><text:span text:style-name="T4">Médio</text:span></text:p>
      <text:p text:style-name="P41"><text:span text:style-name="T4"><text:tab/><text:tab/><text:tab/></text:span><text:span text:style-name="T4">Acidentada</text:span><text:span text:style-name="T4"> </text:span><text:span text:style-name="T4">Abrubta</text:span></text:p>
      <text:p text:style-name="P41"><text:span text:style-name="T4"><text:tab/><text:tab/><text:tab/></text:span><text:span text:style-name="T4">Plano</text:span></text:p>
      <text:p text:style-name="P42"/>
      <text:p text:style-name="P41"><text:span text:style-name="T4"><text:tab/><text:tab/></text:span><text:span text:style-name="T5">Características</text:span><text:span text:style-name="T5"> </text:span><text:span text:style-name="T5">do</text:span><text:span text:style-name="T5"> </text:span><text:span text:style-name="T5">Meio</text:span><text:span text:style-name="T5"> </text:span><text:span text:style-name="T5">Antrópico</text:span></text:p>
      <text:p text:style-name="P41"><text:span text:style-name="T4"><text:tab/><text:tab/><text:tab/></text:span><text:span text:style-name="T4">Campo</text:span><text:span text:style-name="T4"> </text:span><text:span text:style-name="T4">editável</text:span></text:p>
      <text:p text:style-name="P42"/>
      <text:p text:style-name="P41"><text:span text:style-name="T4"><text:tab/><text:tab/></text:span><text:span text:style-name="T5">Características</text:span><text:span text:style-name="T5"> </text:span><text:span text:style-name="T5">Ambientais</text:span></text:p>
      <text:p text:style-name="P41"><text:span text:style-name="T4"><text:tab/><text:tab/><text:tab/></text:span><text:span text:style-name="T4">Campo</text:span><text:span text:style-name="T4"> </text:span><text:span text:style-name="T4">editável</text:span></text:p>
      <text:p text:style-name="P42"/>
      <text:p text:style-name="P42"><text:soft-page-break/></text:p>
      <text:p text:style-name="P41"><text:span text:style-name="T4"><text:tab/>4.1.3<text:tab/></text:span><text:span text:style-name="T4">Bens</text:span><text:span text:style-name="T4"> </text:span><text:span text:style-name="T4">Arqueológicos</text:span></text:p>
      <text:p text:style-name="P42"/>
      <text:p text:style-name="P41"><text:span text:style-name="T4"><text:tab/><text:tab/></text:span><text:span text:style-name="T5">Condição</text:span><text:span text:style-name="T5"> </text:span><text:span text:style-name="T5">Topográfica</text:span></text:p>
      <text:p text:style-name="P41"><text:span text:style-name="T4"><text:tab/><text:tab/></text:span><text:span text:style-name="T4">Lista</text:span><text:span text:style-name="T4"> </text:span><text:span text:style-name="T4">auto</text:span><text:span text:style-name="T4">-</text:span><text:span text:style-name="T4">completável</text:span><text:span text:style-name="T4"> </text:span><text:span text:style-name="T4">em</text:span><text:span text:style-name="T4"> </text:span><text:span text:style-name="T4">ordem</text:span><text:span text:style-name="T4"> </text:span><text:span text:style-name="T4">alfabética</text:span><text:span text:style-name="T4"> </text:span><text:span text:style-name="T4">com</text:span><text:span text:style-name="T4"> </text:span><text:span text:style-name="T4">as</text:span><text:span text:style-name="T4"> </text:span><text:span text:style-name="T4">opções</text:span><text:span text:style-name="T4"> </text:span><text:span text:style-name="T4">abaixo</text:span></text:p>
      <text:p text:style-name="P41"><text:span text:style-name="T4"><text:tab/><text:tab/><text:tab/></text:span><text:span text:style-name="T4">Acidentada</text:span><text:span text:style-name="T4"> </text:span><text:span text:style-name="T4">Suave</text:span></text:p>
      <text:p text:style-name="P41"><text:span text:style-name="T4"><text:tab/><text:tab/><text:tab/></text:span><text:span text:style-name="T4">Acidentada</text:span><text:span text:style-name="T4"> </text:span><text:span text:style-name="T4">Médio</text:span></text:p>
      <text:p text:style-name="P41"><text:span text:style-name="T4"><text:tab/><text:tab/><text:tab/></text:span><text:span text:style-name="T4">Acidentada</text:span><text:span text:style-name="T4"> </text:span><text:span text:style-name="T4">Abrubta</text:span></text:p>
      <text:p text:style-name="P41"><text:span text:style-name="T4"><text:tab/><text:tab/><text:tab/></text:span><text:span text:style-name="T4">Plano</text:span></text:p>
      <text:p text:style-name="P40"/>
      <text:p text:style-name="P39"><text:span text:style-name="T4"><text:tab/><text:tab/></text:span><text:span text:style-name="T5">Sítio</text:span><text:span text:style-name="T5"> </text:span><text:span text:style-name="T5">da</text:span><text:span text:style-name="T5"> </text:span><text:span text:style-name="T5">Paisagem</text:span></text:p>
      <text:p text:style-name="P39"><text:span text:style-name="T4"><text:tab/><text:tab/><text:tab/></text:span><text:span text:style-name="T4">Campo</text:span><text:span text:style-name="T4"> </text:span><text:span text:style-name="T4">editável</text:span></text:p>
      <text:p text:style-name="P40"/>
      <text:p text:style-name="P39"><text:span text:style-name="T4"><text:tab/><text:tab/></text:span><text:span text:style-name="T5">Água</text:span><text:span text:style-name="T5"> </text:span><text:span text:style-name="T5">Próxima</text:span></text:p>
      <text:p text:style-name="P39"><text:span text:style-name="T4"><text:tab/><text:tab/><text:tab/></text:span><text:span text:style-name="T4">Campo</text:span><text:span text:style-name="T4"> </text:span><text:span text:style-name="T4">editável</text:span></text:p>
      <text:p text:style-name="P40"/>
      <text:p text:style-name="P39"><text:span text:style-name="T4"><text:tab/><text:tab/></text:span><text:span text:style-name="T5">Possui</text:span><text:span text:style-name="T5"> </text:span><text:span text:style-name="T5">Vegetaçao</text:span></text:p>
      <text:p text:style-name="P39"><text:span text:style-name="T4"><text:tab/><text:tab/><text:tab/></text:span><text:span text:style-name="T4">Campo</text:span><text:span text:style-name="T4"> </text:span><text:span text:style-name="T4">editável</text:span></text:p>
      <text:p text:style-name="P40"/>
      <text:p text:style-name="P39"><text:span text:style-name="T4"><text:tab/><text:tab/></text:span><text:span text:style-name="T5">Exposição</text:span></text:p>
      <text:p text:style-name="P39"><text:span text:style-name="T4"><text:tab/><text:tab/></text:span><text:span text:style-name="T4">Lista</text:span><text:span text:style-name="T4"> </text:span><text:span text:style-name="T4">auto</text:span><text:span text:style-name="T4">-</text:span><text:span text:style-name="T4">completável</text:span><text:span text:style-name="T4"> </text:span><text:span text:style-name="T4">em</text:span><text:span text:style-name="T4"> </text:span><text:span text:style-name="T4">ordem</text:span><text:span text:style-name="T4"> </text:span><text:span text:style-name="T4">alfabética</text:span><text:span text:style-name="T4"> </text:span><text:span text:style-name="T4">com</text:span><text:span text:style-name="T4"> </text:span><text:span text:style-name="T4">as</text:span><text:span text:style-name="T4"> </text:span><text:span text:style-name="T4">opções</text:span><text:span text:style-name="T4"> </text:span><text:span text:style-name="T4">abaixo</text:span></text:p>
      <text:p text:style-name="P41"><text:span text:style-name="T4"><text:tab/><text:tab/><text:tab/></text:span><text:span text:style-name="T4">Céu</text:span><text:span text:style-name="T4"> </text:span><text:span text:style-name="T4">Aberto</text:span></text:p>
      <text:p text:style-name="P41"><text:span text:style-name="T4"><text:tab/><text:tab/><text:tab/></text:span><text:span text:style-name="T4">Abrigada</text:span></text:p>
      <text:p text:style-name="P41"><text:span text:style-name="T4"><text:tab/><text:tab/><text:tab/></text:span><text:span text:style-name="T4">Submersa</text:span></text:p>
      <text:p text:style-name="P39"><text:span text:style-name="T4"><text:tab/><text:tab/><text:tab/></text:span><text:span text:style-name="T4">Soterrada</text:span></text:p>
      <text:p text:style-name="P40"/>
      <text:p text:style-name="P39"><text:span text:style-name="T4"><text:tab/><text:tab/></text:span><text:span text:style-name="T5">Uso</text:span><text:span text:style-name="T5"> </text:span><text:span text:style-name="T5">Atual</text:span></text:p>
      <text:p text:style-name="P39"><text:span text:style-name="T4"><text:tab/><text:tab/><text:tab/></text:span><text:span text:style-name="T4">Campo</text:span><text:span text:style-name="T4"> </text:span><text:span text:style-name="T4">editável</text:span></text:p>
      <text:p text:style-name="P40"/>
      <text:p text:style-name="P39"><text:span text:style-name="T4"><text:tab/><text:tab/></text:span><text:span text:style-name="T5">Outros</text:span></text:p>
      <text:p text:style-name="P39"><text:span text:style-name="T4"><text:tab/><text:tab/><text:tab/></text:span><text:span text:style-name="T4">Campo</text:span><text:span text:style-name="T4"> </text:span><text:span text:style-name="T4">editável</text:span></text:p>
      <text:p text:style-name="P40"/>
      <text:p text:style-name="P39"><text:span text:style-name="T4"><text:tab/><text:tab/></text:span><text:span text:style-name="T5">Notas</text:span></text:p>
      <text:p text:style-name="P39"><text:span text:style-name="T4"><text:tab/><text:tab/><text:tab/></text:span><text:span text:style-name="T4">Campo</text:span><text:span text:style-name="T4"> </text:span><text:span text:style-name="T4">editável</text:span></text:p>
      <text:p text:style-name="P40"/>
      <text:p text:style-name="P42"><text:s text:c="4"/></text:p>
      <text:p text:style-name="P39"><text:span text:style-name="T4"><text:s text:c="5"/>4.2 <text:s text:c="2"/></text:span><text:span text:style-name="T4">Dimensões</text:span><text:span text:style-name="T4"> </text:span><text:span text:style-name="T4">e</text:span><text:span text:style-name="T4"> </text:span><text:span text:style-name="T4">Quantificações</text:span></text:p>
      <text:p text:style-name="P39"><text:span text:style-name="T4"><text:tab/></text:span><text:span text:style-name="T4">Campo</text:span><text:span text:style-name="T4"> </text:span><text:span text:style-name="T4">editável</text:span></text:p>
      <text:p text:style-name="P40"/>
      <text:p text:style-name="P39"><text:span text:style-name="T4"><text:s/>4.2.1 </text:span><text:span text:style-name="T4">Medidas</text:span><text:span text:style-name="T4"> </text:span><text:span text:style-name="T4">Gerais</text:span><text:span text:style-name="T4"> </text:span><text:span text:style-name="T4">do</text:span><text:span text:style-name="T4"> </text:span><text:span text:style-name="T4">Bem</text:span><text:span text:style-name="T4"> </text:span><text:span text:style-name="T4">Arquitetônico</text:span></text:p>
      <text:p text:style-name="P39"><text:span text:style-name="T4"><text:s/><text:tab/></text:span><text:span text:style-name="T4">Tipo</text:span><text:span text:style-name="T4"> </text:span><text:span text:style-name="T4">campo</text:span><text:span text:style-name="T4"> </text:span><text:span text:style-name="T4">editável</text:span><text:span text:style-name="T4">, </text:span><text:span text:style-name="T4">abrindo</text:span><text:span text:style-name="T4"> </text:span><text:span text:style-name="T4">opção</text:span><text:span text:style-name="T4"> </text:span><text:span text:style-name="T4">para</text:span><text:span text:style-name="T4"> </text:span><text:span text:style-name="T4">escrita</text:span><text:span text:style-name="T4"> </text:span><text:span text:style-name="T4">somente</text:span><text:span text:style-name="T4"> </text:span><text:span text:style-name="T4">se</text:span><text:span text:style-name="T4"> </text:span><text:span text:style-name="T4">selecionado</text:span><text:span text:style-name="T4">.</text:span></text:p>
      <text:p text:style-name="P40"><text:tab/><text:tab/></text:p>
      <text:p text:style-name="P39"><text:span text:style-name="T4"><text:tab/><text:tab/></text:span><text:span text:style-name="T4">Área</text:span><text:span text:style-name="T4"> </text:span><text:span text:style-name="T4">Total</text:span></text:p>
      <text:p text:style-name="P39"><text:span text:style-name="T4"><text:tab/><text:tab/></text:span><text:span text:style-name="T4">Altura</text:span><text:span text:style-name="T4"> </text:span><text:span text:style-name="T4">fachada</text:span><text:span text:style-name="T4"> </text:span><text:span text:style-name="T4">frontal</text:span></text:p>
      <text:p text:style-name="P39"><text:span text:style-name="T4"><text:tab/><text:tab/></text:span><text:span text:style-name="T4">Altura</text:span><text:span text:style-name="T4"> </text:span><text:span text:style-name="T4">fachada</text:span><text:span text:style-name="T4"> </text:span><text:span text:style-name="T4">posterior</text:span></text:p>
      <text:p text:style-name="P39"><text:soft-page-break/><text:span text:style-name="T4"><text:tab/><text:tab/></text:span><text:span text:style-name="T4">Largura</text:span></text:p>
      <text:p text:style-name="P39"><text:span text:style-name="T4"><text:tab/><text:tab/></text:span><text:span text:style-name="T4">Profundidade</text:span></text:p>
      <text:p text:style-name="P39"><text:span text:style-name="T4"><text:tab/><text:tab/></text:span><text:span text:style-name="T4">Altura</text:span><text:span text:style-name="T4"> </text:span><text:span text:style-name="T4">da</text:span><text:span text:style-name="T4"> </text:span><text:span text:style-name="T4">Cumeeira</text:span></text:p>
      <text:p text:style-name="P39"><text:span text:style-name="T4"><text:tab/><text:tab/></text:span><text:span text:style-name="T4">Altura</text:span><text:span text:style-name="T4"> </text:span><text:span text:style-name="T4">Total</text:span></text:p>
      <text:p text:style-name="P39"><text:span text:style-name="T4"><text:tab/><text:tab/></text:span><text:span text:style-name="T4">Pé</text:span><text:span text:style-name="T4"> </text:span><text:span text:style-name="T4">direito</text:span><text:span text:style-name="T4"> </text:span><text:span text:style-name="T4">térreo</text:span></text:p>
      <text:p text:style-name="P39"><text:span text:style-name="T4"><text:tab/><text:tab/></text:span><text:span text:style-name="T4">Pé</text:span><text:span text:style-name="T4"> </text:span><text:span text:style-name="T4">direito</text:span><text:span text:style-name="T4"> </text:span><text:span text:style-name="T4">tipo</text:span></text:p>
      <text:p text:style-name="P40"/>
      <text:p text:style-name="P39"><text:span text:style-name="T4"><text:tab/> 4.2.2 </text:span><text:span text:style-name="T4">Medidas</text:span><text:span text:style-name="T4"> </text:span><text:span text:style-name="T4">Gerais</text:span><text:span text:style-name="T4"> </text:span><text:span text:style-name="T4">do</text:span><text:span text:style-name="T4"> </text:span><text:span text:style-name="T4">Bem</text:span><text:span text:style-name="T4"> </text:span><text:span text:style-name="T4">Arqueológico</text:span></text:p>
      <text:p text:style-name="P39"><text:span text:style-name="T4"><text:tab/><text:tab/></text:span><text:span text:style-name="T4">Tipo</text:span><text:span text:style-name="T4"> </text:span><text:span text:style-name="T4">campo</text:span><text:span text:style-name="T4"> </text:span><text:span text:style-name="T4">editável</text:span><text:span text:style-name="T4">, </text:span><text:span text:style-name="T4">abrindo</text:span><text:span text:style-name="T4"> </text:span><text:span text:style-name="T4">opção</text:span><text:span text:style-name="T4"> </text:span><text:span text:style-name="T4">para</text:span><text:span text:style-name="T4"> </text:span><text:span text:style-name="T4">escrita</text:span><text:span text:style-name="T4"> </text:span><text:span text:style-name="T4">somente</text:span><text:span text:style-name="T4"> </text:span><text:span text:style-name="T4">se</text:span><text:span text:style-name="T4"> </text:span><text:span text:style-name="T4">selecionado</text:span><text:span text:style-name="T4">.</text:span></text:p>
      <text:p text:style-name="P40"><text:tab/><text:tab/></text:p>
      <text:p text:style-name="P39"><text:span text:style-name="T4"><text:tab/><text:tab/></text:span><text:span text:style-name="T4">Área</text:span><text:span text:style-name="T4"> </text:span><text:span text:style-name="T4">Total</text:span></text:p>
      <text:p text:style-name="P39"><text:span text:style-name="T4"><text:tab/><text:tab/></text:span><text:span text:style-name="T4">Comprimento</text:span></text:p>
      <text:p text:style-name="P39"><text:span text:style-name="T4"><text:tab/><text:tab/></text:span><text:span text:style-name="T4">Altura</text:span></text:p>
      <text:p text:style-name="P39"><text:span text:style-name="T4"><text:tab/><text:tab/></text:span><text:span text:style-name="T4">Largura</text:span></text:p>
      <text:p text:style-name="P39"><text:span text:style-name="T4"><text:tab/><text:tab/></text:span><text:span text:style-name="T4">Profundidade</text:span></text:p>
      <text:p text:style-name="P40"/>
      <text:p text:style-name="P39"><text:span text:style-name="T4"><text:s text:c="4"/><text:tab/> <text:s/>4.3 <text:s/></text:span><text:span text:style-name="T4">Conteúdo</text:span></text:p>
      <text:p text:style-name="P39"><text:span text:style-name="T4"><text:tab/><text:tab/></text:span><text:span text:style-name="T4">Campo</text:span><text:span text:style-name="T4"> </text:span><text:span text:style-name="T4">editável</text:span></text:p>
      <text:p text:style-name="P40"/>
      <text:p text:style-name="P39"><text:span text:style-name="T4"><text:s text:c="6"/><text:tab/> <text:s/>4.4 </text:span><text:span text:style-name="T4">Meio</text:span><text:span text:style-name="T4"> </text:span><text:span text:style-name="T4">de</text:span><text:span text:style-name="T4"> </text:span><text:span text:style-name="T4">Acesso</text:span></text:p>
      <text:p text:style-name="P39"><text:span text:style-name="T4"><text:tab/><text:tab/></text:span><text:span text:style-name="T4">Campo</text:span><text:span text:style-name="T4"> </text:span><text:span text:style-name="T4">editável</text:span></text:p>
      <text:p text:style-name="P40"><text:tab/></text:p>
      <text:p text:style-name="P40"/>
      <text:p text:style-name="P41"><text:span text:style-name="T4"><text:s/><text:tab/>5. </text:span><text:span text:style-name="T4">AudioVisual</text:span></text:p>
      <text:p text:style-name="P42"/>
      <text:p text:style-name="P41"><text:span text:style-name="T4"><text:tab/></text:span><text:span text:style-name="T4">Campo</text:span><text:span text:style-name="T4"> </text:span><text:span text:style-name="T4">para</text:span><text:span text:style-name="T4"> </text:span><text:span text:style-name="T4">buscar</text:span><text:span text:style-name="T4"> </text:span><text:span text:style-name="T4">uma</text:span><text:span text:style-name="T4"> </text:span><text:span text:style-name="T4">imagem</text:span><text:span text:style-name="T4"> </text:span><text:span text:style-name="T4">ou</text:span><text:span text:style-name="T4"> </text:span><text:span text:style-name="T4">um</text:span><text:span text:style-name="T4"> </text:span><text:span text:style-name="T4">vídeo</text:span><text:span text:style-name="T4"> </text:span><text:span text:style-name="T4">para</text:span><text:span text:style-name="T4"> </text:span><text:span text:style-name="T4">fazer</text:span><text:span text:style-name="T4"> </text:span><text:span text:style-name="T4">upload</text:span></text:p>
      <text:p text:style-name="P43"><text:span text:style-name="T4"><text:tab/></text:span><text:span text:style-name="T4">Deve</text:span><text:span text:style-name="T4"> </text:span><text:span text:style-name="T4">ter</text:span><text:span text:style-name="T4"> </text:span><text:span text:style-name="T4">opção</text:span><text:span text:style-name="T4"> ''</text:span><text:span text:style-name="T4">Adicionar</text:span><text:span text:style-name="T4"> </text:span><text:span text:style-name="T4">nova</text:span><text:span text:style-name="T4"> </text:span><text:span text:style-name="T4">imagem</text:span><text:span text:style-name="T4">/</text:span><text:span text:style-name="T4">vídeo</text:span><text:span text:style-name="T4">'', </text:span><text:span text:style-name="T4">no</text:span><text:span text:style-name="T4"> </text:span><text:span text:style-name="T4">caso</text:span><text:span text:style-name="T4"> </text:span><text:span text:style-name="T4">em</text:span><text:span text:style-name="T4"> </text:span><text:span text:style-name="T4">que</text:span><text:span text:style-name="T4"> </text:span><text:span text:style-name="T4">se</text:span><text:span text:style-name="T4"> </text:span><text:span text:style-name="T4">queira</text:span><text:span text:style-name="T4"> </text:span><text:span text:style-name="T4">adicionar</text:span><text:span text:style-name="T4"> </text:span><text:span text:style-name="T4">mais</text:span><text:span text:style-name="T4"> </text:span><text:span text:style-name="T4">de</text:span><text:span text:style-name="T4"> </text:span><text:span text:style-name="T4">uma</text:span><text:span text:style-name="T4"> <text:tab/></text:span><text:span text:style-name="T4">imagem</text:span><text:span text:style-name="T4">.</text:span></text:p>
      <text:p text:style-name="P44"/>
      <text:p text:style-name="P44"/>
      <text:p text:style-name="P44">Título</text:p>
      <text:p text:style-name="P43"><text:span text:style-name="T4"><text:tab/><text:tab/></text:span><text:span text:style-name="T4">Campo</text:span><text:span text:style-name="T4"> </text:span><text:span text:style-name="T4">editável</text:span></text:p>
      <text:p text:style-name="P44"/>
      <text:p text:style-name="P44">Tipo</text:p>
      <text:p text:style-name="P43"><text:span text:style-name="T4"><text:tab/><text:tab/></text:span><text:span text:style-name="T4">Lista</text:span><text:span text:style-name="T4"> </text:span><text:span text:style-name="T4">auto</text:span><text:span text:style-name="T4">-</text:span><text:span text:style-name="T4">completável</text:span><text:span text:style-name="T4"> </text:span><text:span text:style-name="T4">em</text:span><text:span text:style-name="T4"> </text:span><text:span text:style-name="T4">ordem</text:span><text:span text:style-name="T4"> </text:span><text:span text:style-name="T4">alfabética</text:span><text:span text:style-name="T4"> </text:span><text:span text:style-name="T4">com</text:span><text:span text:style-name="T4"> </text:span><text:span text:style-name="T4">as</text:span><text:span text:style-name="T4"> </text:span><text:span text:style-name="T4">opções</text:span><text:span text:style-name="T4"> </text:span><text:span text:style-name="T4">abaixo</text:span></text:p>
      <text:p text:style-name="P43"><text:span text:style-name="T4"><text:tab/><text:tab/></text:span><text:span text:style-name="T4">Imagem</text:span></text:p>
      <text:p text:style-name="P43"><text:span text:style-name="T4"><text:tab/><text:tab/></text:span><text:span text:style-name="T4">Som</text:span></text:p>
      <text:p text:style-name="P43"><text:span text:style-name="T4"><text:tab/><text:tab/></text:span><text:span text:style-name="T4">Vídeo</text:span></text:p>
      <text:p text:style-name="P44"/>
      <text:p text:style-name="P44">Descrição</text:p>
      <text:p text:style-name="P43"><text:span text:style-name="T4"><text:tab/><text:tab/></text:span><text:span text:style-name="T4">Campo</text:span><text:span text:style-name="T4"> </text:span><text:span text:style-name="T4">editável</text:span><text:span text:style-name="T4"> <text:s text:c="2"/></text:span></text:p>
      <text:p text:style-name="P45"/>
      <text:p text:style-name="P45"/>
      <text:p text:style-name="P46"><text:span text:style-name="T4">6. </text:span><text:span text:style-name="T4">Diagnóstico</text:span><text:span text:style-name="T4"> </text:span><text:span text:style-name="T4">e</text:span><text:span text:style-name="T4"> </text:span><text:span text:style-name="T4">Intervenção</text:span></text:p>
      <text:p text:style-name="P47"><text:soft-page-break/></text:p>
      <text:p text:style-name="P46"><text:span text:style-name="T4"><text:tab/><text:tab/>6.1 </text:span><text:span text:style-name="T4">Estado</text:span><text:span text:style-name="T4"> </text:span><text:span text:style-name="T4">de</text:span><text:span text:style-name="T4"> </text:span><text:span text:style-name="T4">Conservação</text:span><text:span text:style-name="T4"> </text:span><text:span text:style-name="T4">e</text:span><text:span text:style-name="T4"> </text:span><text:span text:style-name="T4">Preservação</text:span></text:p>
      <text:p text:style-name="P46"><text:span text:style-name="T4"><text:tab/><text:tab/><text:tab/><text:tab/></text:span><text:span text:style-name="T4">Campo</text:span><text:span text:style-name="T4"> </text:span><text:span text:style-name="T4">Editável</text:span></text:p>
      <text:p text:style-name="P47"><text:tab/><text:tab/></text:p>
      <text:p text:style-name="P46"><text:span text:style-name="T4"><text:tab/><text:tab/><text:tab/></text:span><text:span text:style-name="T5">Estado</text:span><text:span text:style-name="T5"> </text:span><text:span text:style-name="T5">de</text:span><text:span text:style-name="T5"> </text:span><text:span text:style-name="T5">Preservação</text:span></text:p>
      <text:p text:style-name="P46"><text:span text:style-name="T4"><text:tab/><text:tab/><text:tab/><text:tab/></text:span><text:span text:style-name="T4">Lista</text:span><text:span text:style-name="T4"> </text:span><text:span text:style-name="T4">auto</text:span><text:span text:style-name="T4">-</text:span><text:span text:style-name="T4">completável</text:span><text:span text:style-name="T4"> </text:span><text:span text:style-name="T4">em</text:span><text:span text:style-name="T4"> </text:span><text:span text:style-name="T4">ordem</text:span><text:span text:style-name="T4"> </text:span><text:span text:style-name="T4">alfabética</text:span><text:span text:style-name="T4"> </text:span><text:span text:style-name="T4">com</text:span><text:span text:style-name="T4"> </text:span><text:span text:style-name="T4">as</text:span><text:span text:style-name="T4"> </text:span><text:span text:style-name="T4">opções</text:span><text:span text:style-name="T4"> </text:span><text:span text:style-name="T4">abaixo</text:span></text:p>
      <text:p text:style-name="P46"><text:span text:style-name="T4"><text:tab/><text:tab/><text:tab/><text:tab/></text:span><text:span text:style-name="T4">íntegro</text:span></text:p>
      <text:p text:style-name="P46"><text:span text:style-name="T4"><text:tab/><text:tab/><text:tab/><text:tab/></text:span><text:span text:style-name="T4">pouco</text:span><text:span text:style-name="T4"> </text:span><text:span text:style-name="T4">alterado</text:span></text:p>
      <text:p text:style-name="P46"><text:span text:style-name="T4"><text:tab/><text:tab/><text:tab/><text:tab/></text:span><text:span text:style-name="T4">muito</text:span><text:span text:style-name="T4"> </text:span><text:span text:style-name="T4">alterado</text:span></text:p>
      <text:p text:style-name="P46"><text:span text:style-name="T4"><text:tab/><text:tab/><text:tab/><text:tab/></text:span><text:span text:style-name="T4">descaracterizado</text:span></text:p>
      <text:p text:style-name="P47"/>
      <text:p text:style-name="P46"><text:span text:style-name="T4"><text:tab/><text:tab/><text:tab/></text:span><text:span text:style-name="T5">Estado</text:span><text:span text:style-name="T5"> </text:span><text:span text:style-name="T5">de</text:span><text:span text:style-name="T5"> </text:span><text:span text:style-name="T5">Conservação</text:span></text:p>
      <text:p text:style-name="P46"><text:span text:style-name="T4"><text:tab/><text:tab/><text:tab/><text:tab/></text:span><text:span text:style-name="T4">Lista</text:span><text:span text:style-name="T4"> </text:span><text:span text:style-name="T4">auto</text:span><text:span text:style-name="T4">-</text:span><text:span text:style-name="T4">completável</text:span><text:span text:style-name="T4"> </text:span><text:span text:style-name="T4">em</text:span><text:span text:style-name="T4"> </text:span><text:span text:style-name="T4">ordem</text:span><text:span text:style-name="T4"> </text:span><text:span text:style-name="T4">alfabética</text:span><text:span text:style-name="T4"> </text:span><text:span text:style-name="T4">com</text:span><text:span text:style-name="T4"> </text:span><text:span text:style-name="T4">as</text:span><text:span text:style-name="T4"> </text:span><text:span text:style-name="T4">opções</text:span><text:span text:style-name="T4"> </text:span><text:span text:style-name="T4">abaixo</text:span></text:p>
      <text:p text:style-name="P46"><text:span text:style-name="T4"><text:tab/><text:tab/><text:tab/><text:tab/></text:span><text:span text:style-name="T4">bom</text:span></text:p>
      <text:p text:style-name="P46"><text:span text:style-name="T4"><text:tab/><text:tab/><text:tab/><text:tab/></text:span><text:span text:style-name="T4">precário</text:span></text:p>
      <text:p text:style-name="P46"><text:span text:style-name="T4"><text:tab/><text:tab/><text:tab/><text:tab/></text:span><text:span text:style-name="T4">em</text:span><text:span text:style-name="T4"> </text:span><text:span text:style-name="T4">arruinamento</text:span></text:p>
      <text:p text:style-name="P46"><text:span text:style-name="T4"><text:tab/><text:tab/><text:tab/><text:tab/></text:span><text:span text:style-name="T4">arruinado</text:span></text:p>
      <text:p text:style-name="P47"/>
      <text:p text:style-name="P46"><text:span text:style-name="T4"><text:tab/><text:tab/>6.2 </text:span><text:span text:style-name="T4">Notas</text:span><text:span text:style-name="T4"> </text:span><text:span text:style-name="T4">Estado</text:span><text:span text:style-name="T4"> </text:span><text:span text:style-name="T4">de</text:span><text:span text:style-name="T4"> </text:span><text:span text:style-name="T4">Conservação</text:span></text:p>
      <text:p text:style-name="P46"><text:span text:style-name="T4"><text:tab/><text:tab/><text:tab/><text:tab/></text:span><text:span text:style-name="T4">Campo</text:span><text:span text:style-name="T4"> </text:span><text:span text:style-name="T4">editável</text:span></text:p>
      <text:p text:style-name="P47"/>
      <text:p text:style-name="P46"><text:span text:style-name="T4"><text:tab/><text:tab/>6.3 </text:span><text:span text:style-name="T4">Intervenção</text:span><text:span text:style-name="T4"> </text:span><text:span text:style-name="T4">no</text:span><text:span text:style-name="T4"> </text:span><text:span text:style-name="T4">bem</text:span></text:p>
      <text:p text:style-name="P46"><text:span text:style-name="T4"><text:tab/><text:tab/><text:tab/></text:span><text:span text:style-name="T4">Tipo</text:span><text:span text:style-name="T4"> </text:span><text:span text:style-name="T4">checkbox</text:span><text:span text:style-name="T4"><text:tab/></text:span><text:span text:style-name="T4">Sim</text:span><text:span text:style-name="T4"> – </text:span><text:span text:style-name="T4">Não</text:span></text:p>
      <text:p text:style-name="P46"><text:span text:style-name="T4"><text:tab/><text:tab/><text:tab/></text:span><text:span text:style-name="T4">Somente</text:span><text:span text:style-name="T4"> </text:span><text:span text:style-name="T4">se</text:span><text:span text:style-name="T4"> </text:span><text:span text:style-name="T4">o</text:span><text:span text:style-name="T4"> </text:span><text:span text:style-name="T4">usuário</text:span><text:span text:style-name="T4"> </text:span><text:span text:style-name="T4">escolher</text:span><text:span text:style-name="T4"> </text:span><text:span text:style-name="T4">sim</text:span><text:span text:style-name="T4">, </text:span><text:span text:style-name="T4">os</text:span><text:span text:style-name="T4"> </text:span><text:span text:style-name="T4">campos</text:span><text:span text:style-name="T4"> </text:span><text:span text:style-name="T4">abaixo</text:span><text:span text:style-name="T4"> </text:span><text:span text:style-name="T4">devem</text:span><text:span text:style-name="T4"> </text:span><text:span text:style-name="T4">ser</text:span><text:span text:style-name="T4"> </text:span><text:span text:style-name="T4">liberados</text:span><text:span text:style-name="T4"> </text:span><text:span text:style-name="T4">para</text:span><text:span text:style-name="T4"> </text:span><text:span text:style-name="T4">edição</text:span></text:p>
      <text:p text:style-name="P17"/>
      <text:p text:style-name="P17"><text:tab/><text:tab/><text:tab/><text:tab/></text:p>
      <text:p text:style-name="P48"><text:span text:style-name="T4"><text:s text:c="5"/><text:tab/></text:span><text:span text:style-name="T4">Data</text:span><text:span text:style-name="T4"> </text:span><text:span text:style-name="T4">da</text:span><text:span text:style-name="T4"> </text:span><text:span text:style-name="T4">intervenção</text:span></text:p>
      <text:p text:style-name="P48"><text:span text:style-name="T4"><text:s/><text:tab/><text:tab/></text:span><text:span text:style-name="T4">Campo</text:span><text:span text:style-name="T4"> </text:span><text:span text:style-name="T4">editável</text:span></text:p>
      <text:p text:style-name="P49"><text:s/><text:tab/></text:p>
      <text:p text:style-name="P48"><text:span text:style-name="T4"><text:s/><text:tab/></text:span><text:span text:style-name="T4">Responsável</text:span><text:span text:style-name="T4"> </text:span><text:span text:style-name="T4">pela</text:span><text:span text:style-name="T4"> </text:span><text:span text:style-name="T4">Intervenção</text:span></text:p>
      <text:p text:style-name="P48"><text:span text:style-name="T4"><text:s/><text:tab/><text:tab/></text:span><text:span text:style-name="T4">Campo</text:span><text:span text:style-name="T4"> </text:span><text:span text:style-name="T4">editável</text:span></text:p>
      <text:p text:style-name="P49"/>
      <text:p text:style-name="P48"><text:span text:style-name="T4"><text:tab/></text:span><text:span text:style-name="T4">Descrição</text:span></text:p>
      <text:p text:style-name="P48"><text:span text:style-name="T4"><text:tab/><text:tab/></text:span><text:span text:style-name="T4">Campo</text:span><text:span text:style-name="T4"> </text:span><text:span text:style-name="T4">editável</text:span></text:p>
      <text:p text:style-name="P49"><text:tab/></text:p>
      <text:p text:style-name="P48"><text:span text:style-name="T4"><text:tab/></text:span><text:span text:style-name="T4">Opção</text:span><text:span text:style-name="T4"> </text:span><text:span text:style-name="T4">para</text:span><text:span text:style-name="T4"> </text:span><text:span text:style-name="T4">adicionar</text:span><text:span text:style-name="T4"> </text:span><text:span text:style-name="T4">outra</text:span><text:span text:style-name="T4"> </text:span><text:span text:style-name="T4">intervenção</text:span><text:span text:style-name="T4">, </text:span><text:span text:style-name="T4">caso</text:span><text:span text:style-name="T4"> </text:span><text:span text:style-name="T4">haja</text:span><text:span text:style-name="T4"> </text:span><text:span text:style-name="T4">mais</text:span><text:span text:style-name="T4"> </text:span><text:span text:style-name="T4">de</text:span><text:span text:style-name="T4"> </text:span><text:span text:style-name="T4">uma</text:span><text:span text:style-name="T4">.</text:span></text:p>
      <text:p text:style-name="P49"/>
      <text:p text:style-name="P50"><text:span text:style-name="T4">7. </text:span><text:span text:style-name="T4">Condições</text:span><text:span text:style-name="T4"> </text:span><text:span text:style-name="T4">de</text:span><text:span text:style-name="T4"> </text:span><text:span text:style-name="T4">disponibilidade</text:span><text:span text:style-name="T4">, </text:span><text:span text:style-name="T4">uso</text:span><text:span text:style-name="T4"> </text:span><text:span text:style-name="T4">e</text:span><text:span text:style-name="T4"> </text:span><text:span text:style-name="T4">proteção</text:span></text:p>
      <text:p text:style-name="P17"/>
      <text:p text:style-name="P48"><text:span text:style-name="T5">Disponibilidade</text:span><text:span text:style-name="T5">:</text:span></text:p>
      <text:p text:style-name="P8"><text:span text:style-name="T4">Lista</text:span><text:span text:style-name="T4"> </text:span><text:span text:style-name="T4">auto</text:span><text:span text:style-name="T4">-</text:span><text:span text:style-name="T4">completável</text:span><text:span text:style-name="T4"> </text:span><text:span text:style-name="T4">em</text:span><text:span text:style-name="T4"> </text:span><text:span text:style-name="T4">ordem</text:span><text:span text:style-name="T4"> </text:span><text:span text:style-name="T4">alfabética</text:span><text:span text:style-name="T4"> </text:span><text:span text:style-name="T4">com</text:span><text:span text:style-name="T4"> </text:span><text:span text:style-name="T4">as</text:span><text:span text:style-name="T4"> </text:span><text:span text:style-name="T4">opções</text:span><text:span text:style-name="T4"> </text:span><text:span text:style-name="T4">abaixo</text:span></text:p>
      <text:p text:style-name="P3"><text:span text:style-name="T4"><text:tab/><text:tab/></text:span><text:span text:style-name="T4">Acervo</text:span><text:span text:style-name="T4"> (</text:span><text:span text:style-name="T4">Estante</text:span><text:span text:style-name="T4">, </text:span><text:span text:style-name="T4">Reserva</text:span><text:span text:style-name="T4"> </text:span><text:span text:style-name="T4">Técnica</text:span><text:span text:style-name="T4">, </text:span><text:span text:style-name="T4">etc</text:span><text:span text:style-name="T4">);</text:span></text:p>
      <text:p text:style-name="P3"><text:soft-page-break/><text:span text:style-name="T4"><text:tab/><text:tab/></text:span><text:span text:style-name="T4">Evento</text:span><text:span text:style-name="T4"> (</text:span><text:span text:style-name="T4">Exposição</text:span><text:span text:style-name="T4">, </text:span><text:span text:style-name="T4">Feira</text:span><text:span text:style-name="T4">, </text:span><text:span text:style-name="T4">etc</text:span><text:span text:style-name="T4">);</text:span></text:p>
      <text:p text:style-name="P3"><text:span text:style-name="T4"><text:tab/><text:tab/></text:span><text:span text:style-name="T4">Exposição</text:span><text:span text:style-name="T4"> </text:span><text:span text:style-name="T4">Permanente</text:span></text:p>
      <text:p text:style-name="P3"><text:span text:style-name="T4"><text:tab/><text:tab/></text:span><text:span text:style-name="T4">Empréstimo</text:span></text:p>
      <text:p text:style-name="P3"><text:span text:style-name="T4"><text:tab/><text:tab/></text:span><text:span text:style-name="T4">Restauro</text:span><text:span text:style-name="T4"> (</text:span><text:span text:style-name="T4">Encadernação</text:span><text:span text:style-name="T4">, </text:span><text:span text:style-name="T4">Pequenos</text:span><text:span text:style-name="T4"> </text:span><text:span text:style-name="T4">Consertos</text:span><text:span text:style-name="T4">, </text:span><text:span text:style-name="T4">etc</text:span><text:span text:style-name="T4">).</text:span></text:p>
      <text:p text:style-name="P3"><text:span text:style-name="T4"><text:tab/><text:tab/></text:span><text:span text:style-name="T4">Baixa</text:span><text:span text:style-name="T4"> </text:span><text:span text:style-name="T4">do</text:span><text:span text:style-name="T4"> </text:span><text:span text:style-name="T4">Patrimônio</text:span></text:p>
      <text:p text:style-name="P14"><text:tab/></text:p>
      <text:p text:style-name="P3"><text:span text:style-name="T4"><text:tab/> </text:span><text:span text:style-name="T4">Se</text:span><text:span text:style-name="T4"> </text:span><text:span text:style-name="T4">opção</text:span><text:span text:style-name="T4"> </text:span><text:span text:style-name="T4">no</text:span><text:span text:style-name="T4"> </text:span><text:span text:style-name="T4">campo</text:span><text:span text:style-name="T4"> </text:span><text:span text:style-name="T4">Disponibilidade</text:span><text:span text:style-name="T4"> </text:span><text:span text:style-name="T4">for</text:span><text:span text:style-name="T4"> ''</text:span><text:span text:style-name="T4">Acervo</text:span><text:span text:style-name="T4">'', </text:span><text:span text:style-name="T4">liberar</text:span><text:span text:style-name="T4"> </text:span><text:span text:style-name="T4">essa</text:span><text:span text:style-name="T4"> </text:span><text:span text:style-name="T4">opção</text:span><text:span text:style-name="T4"> </text:span><text:span text:style-name="T4">para</text:span><text:span text:style-name="T4"> </text:span><text:span text:style-name="T4">preenchimento</text:span></text:p>
      <text:p text:style-name="P3"><text:span text:style-name="T4"><text:tab/></text:span><text:span text:style-name="T5">Condições</text:span><text:span text:style-name="T5"> </text:span><text:span text:style-name="T5">de</text:span><text:span text:style-name="T5"> </text:span><text:span text:style-name="T5">Acesso</text:span><text:span text:style-name="T5">:</text:span></text:p>
      <text:p text:style-name="P3"><text:span text:style-name="T4"><text:tab/></text:span><text:span text:style-name="T4">Tipo</text:span><text:span text:style-name="T4"> </text:span><text:span text:style-name="T4">Checkbox</text:span><text:span text:style-name="T4"><text:tab/></text:span></text:p>
      <text:p text:style-name="P3"><text:span text:style-name="T4"><text:tab/><text:tab/></text:span><text:span text:style-name="T4">Livre</text:span></text:p>
      <text:p text:style-name="P3"><text:span text:style-name="T4"><text:tab/> <text:s/><text:tab/></text:span><text:span text:style-name="T4">Sob</text:span><text:span text:style-name="T4"> </text:span><text:span text:style-name="T4">Consulta</text:span></text:p>
      <text:p text:style-name="P14"/>
      <text:p text:style-name="P3"><text:span text:style-name="T4">Se</text:span><text:span text:style-name="T4"> </text:span><text:span text:style-name="T4">opção</text:span><text:span text:style-name="T4"> </text:span><text:span text:style-name="T4">no</text:span><text:span text:style-name="T4"> </text:span><text:span text:style-name="T4">campo</text:span><text:span text:style-name="T4"> </text:span><text:span text:style-name="T4">Disponibilidade</text:span><text:span text:style-name="T4"> </text:span><text:span text:style-name="T4">for</text:span><text:span text:style-name="T4"> </text:span><text:span text:style-name="T4">diferente</text:span><text:span text:style-name="T4"> </text:span><text:span text:style-name="T4">de</text:span><text:span text:style-name="T4"> “</text:span><text:span text:style-name="T4">Acervo</text:span><text:span text:style-name="T4">” </text:span><text:span text:style-name="T4">e</text:span><text:span text:style-name="T4"> “</text:span><text:span text:style-name="T4">Baixa</text:span><text:span text:style-name="T4"> </text:span><text:span text:style-name="T4">do</text:span><text:span text:style-name="T4"> </text:span><text:span text:style-name="T4">Patrimônio</text:span><text:span text:style-name="T4">”, </text:span><text:span text:style-name="T4">liberar</text:span><text:span text:style-name="T4"> </text:span><text:span text:style-name="T4">essa</text:span><text:span text:style-name="T4"> </text:span><text:span text:style-name="T4">opção</text:span><text:span text:style-name="T4"> </text:span><text:span text:style-name="T4">para</text:span><text:span text:style-name="T4"> </text:span><text:span text:style-name="T4">preenchimento</text:span></text:p>
      <text:p text:style-name="P3"><text:span text:style-name="T4">Data</text:span><text:span text:style-name="T4"> </text:span><text:span text:style-name="T4">de</text:span><text:span text:style-name="T4"> </text:span><text:span text:style-name="T4">Retorno</text:span><text:span text:style-name="T4">:</text:span></text:p>
      <text:p text:style-name="P3"><text:span text:style-name="T4"><text:tab/></text:span><text:span text:style-name="T4">Campo</text:span><text:span text:style-name="T4"> </text:span><text:span text:style-name="T4">editável</text:span></text:p>
      <text:p text:style-name="P14"><text:tab/></text:p>
      <text:p text:style-name="P3"><text:span text:style-name="T4"><text:tab/></text:span><text:span text:style-name="T5">Condições</text:span><text:span text:style-name="T5"> </text:span><text:span text:style-name="T5">de</text:span><text:span text:style-name="T5"> </text:span><text:span text:style-name="T5">Reprodução</text:span><text:span text:style-name="T5">:</text:span></text:p>
      <text:p text:style-name="P3"><text:span text:style-name="T4"><text:tab/></text:span><text:span text:style-name="T4">Tipo</text:span><text:span text:style-name="T4"> </text:span><text:span text:style-name="T4">Checkbox</text:span><text:span text:style-name="T4"><text:tab/></text:span></text:p>
      <text:p text:style-name="P3"><text:span text:style-name="T4"><text:tab/><text:tab/></text:span><text:span text:style-name="T4">Não</text:span></text:p>
      <text:p text:style-name="P3"><text:span text:style-name="T4"><text:tab/> <text:s/><text:tab/></text:span><text:span text:style-name="T4">Sob</text:span><text:span text:style-name="T4"> </text:span><text:span text:style-name="T4">Consulta</text:span></text:p>
      <text:p text:style-name="P14"><text:tab/></text:p>
      <text:p text:style-name="P3"><text:span text:style-name="T4"><text:tab/></text:span><text:span text:style-name="T4">Notas</text:span><text:span text:style-name="T4"> </text:span><text:span text:style-name="T4">sobre</text:span><text:span text:style-name="T4"> </text:span><text:span text:style-name="T4">Uso</text:span><text:span text:style-name="T4"> </text:span><text:span text:style-name="T4">e</text:span><text:span text:style-name="T4"> </text:span><text:span text:style-name="T4">Aproveitamento</text:span></text:p>
      <text:p text:style-name="P3"><text:span text:style-name="T4"><text:tab/><text:tab/></text:span><text:span text:style-name="T4">Campo</text:span><text:span text:style-name="T4"> </text:span><text:span text:style-name="T4">editável</text:span></text:p>
      <text:p text:style-name="P14"/>
      <text:p text:style-name="P3"><text:span text:style-name="T4"><text:tab/></text:span><text:span text:style-name="T5">Proteção</text:span><text:span text:style-name="T5">:</text:span></text:p>
      <text:p text:style-name="P3"><text:span text:style-name="T4"><text:tab/></text:span><text:span text:style-name="T4">Tipo</text:span><text:span text:style-name="T4"> </text:span><text:span text:style-name="T4">Checkbox</text:span><text:span text:style-name="T4"><text:tab/></text:span></text:p>
      <text:p text:style-name="P3"><text:span text:style-name="T4"><text:tab/><text:tab/></text:span><text:span text:style-name="T4">Sim</text:span></text:p>
      <text:p text:style-name="P3"><text:span text:style-name="T4"><text:tab/><text:tab/></text:span><text:span text:style-name="T4">Não</text:span></text:p>
      <text:p text:style-name="P3"><text:span text:style-name="T4"><text:tab/> <text:s/><text:tab/></text:span><text:span text:style-name="T4">Em</text:span><text:span text:style-name="T4"> </text:span><text:span text:style-name="T4">Processo</text:span></text:p>
      <text:p text:style-name="P14"/>
      <text:p text:style-name="P3"><text:span text:style-name="T4"><text:tab/><text:tab/></text:span><text:span text:style-name="T4">Caso</text:span><text:span text:style-name="T4"> </text:span><text:span text:style-name="T4">a</text:span><text:span text:style-name="T4"> </text:span><text:span text:style-name="T4">opção</text:span><text:span text:style-name="T4"> </text:span><text:span text:style-name="T4">seja</text:span><text:span text:style-name="T4"> ''</text:span><text:span text:style-name="T4">Não</text:span><text:span text:style-name="T4">'', </text:span><text:span text:style-name="T4">não</text:span><text:span text:style-name="T4"> </text:span><text:span text:style-name="T4">mostrar</text:span><text:span text:style-name="T4"> </text:span><text:span text:style-name="T4">os</text:span><text:span text:style-name="T4"> </text:span><text:span text:style-name="T4">campos</text:span><text:span text:style-name="T4"> </text:span><text:span text:style-name="T4">abaixo</text:span></text:p>
      <text:p text:style-name="P3"><text:span text:style-name="T4"><text:tab/><text:tab/></text:span><text:span text:style-name="T5">Instituição</text:span><text:span text:style-name="T5">:</text:span></text:p>
      <text:p text:style-name="P3"><text:span text:style-name="T4"><text:tab/><text:tab/><text:tab/></text:span><text:span text:style-name="T4">Campo</text:span><text:span text:style-name="T4"> </text:span><text:span text:style-name="T4">Editável</text:span></text:p>
      <text:p text:style-name="P14"><text:tab/></text:p>
      <text:p text:style-name="P3"><text:span text:style-name="T4"><text:tab/><text:tab/></text:span><text:span text:style-name="T5">Legislação</text:span><text:span text:style-name="T5">/</text:span><text:span text:style-name="T5">Número</text:span><text:span text:style-name="T5"> </text:span><text:span text:style-name="T5">do</text:span><text:span text:style-name="T5"> </text:span><text:span text:style-name="T5">Processo</text:span><text:span text:style-name="T5">:</text:span></text:p>
      <text:p text:style-name="P3"><text:span text:style-name="T4"><text:tab/><text:tab/><text:tab/></text:span><text:span text:style-name="T4">Campo</text:span><text:span text:style-name="T4"> </text:span><text:span text:style-name="T4">Editável</text:span></text:p>
      <text:p text:style-name="P14"/>
      <text:p text:style-name="P49"/>
      <text:p text:style-name="P8"><text:span text:style-name="T4">8. </text:span><text:span text:style-name="T4">Histórico</text:span><text:span text:style-name="T4"> </text:span><text:span text:style-name="T4">e</text:span><text:span text:style-name="T4"> </text:span><text:span text:style-name="T4">Procedência</text:span></text:p>
      <text:p text:style-name="P17"/>
      <text:p text:style-name="P8"><text:span text:style-name="T5">Tipo</text:span><text:span text:style-name="T5"> </text:span><text:span text:style-name="T5">de</text:span><text:span text:style-name="T5"> </text:span><text:span text:style-name="T5">Aquisição</text:span><text:span text:style-name="T5">:</text:span></text:p>
      <text:p text:style-name="P8"><text:span text:style-name="T4">Lista</text:span><text:span text:style-name="T4"> </text:span><text:span text:style-name="T4">auto</text:span><text:span text:style-name="T4">-</text:span><text:span text:style-name="T4">completável</text:span><text:span text:style-name="T4"> </text:span><text:span text:style-name="T4">em</text:span><text:span text:style-name="T4"> </text:span><text:span text:style-name="T4">ordem</text:span><text:span text:style-name="T4"> </text:span><text:span text:style-name="T4">alfabética</text:span><text:span text:style-name="T4"> </text:span><text:span text:style-name="T4">com</text:span><text:span text:style-name="T4"> </text:span><text:span text:style-name="T4">as</text:span><text:span text:style-name="T4"> </text:span><text:span text:style-name="T4">opções</text:span><text:span text:style-name="T4"> </text:span><text:span text:style-name="T4">abaixo</text:span></text:p>
      <text:p text:style-name="P17">Compra</text:p>
      <text:p text:style-name="P3"><text:soft-page-break/><text:span text:style-name="T4"><text:tab/><text:tab/></text:span><text:span text:style-name="T4">Permuta</text:span></text:p>
      <text:p text:style-name="P3"><text:span text:style-name="T4"><text:tab/><text:tab/></text:span><text:span text:style-name="T4">Doação</text:span><text:span text:style-name="T4"> </text:span><text:span text:style-name="T4">Institucional</text:span></text:p>
      <text:p text:style-name="P3"><text:span text:style-name="T4"><text:tab/><text:tab/></text:span><text:span text:style-name="T4">Doação</text:span><text:span text:style-name="T4"> </text:span><text:span text:style-name="T4">Pessoal</text:span></text:p>
      <text:p text:style-name="P3"><text:span text:style-name="T4"><text:tab/><text:tab/></text:span><text:span text:style-name="T4">Comodato</text:span></text:p>
      <text:p text:style-name="P51"/>
      <text:p text:style-name="P51"/>
      <text:p text:style-name="P53"><text:span text:style-name="T5">Valor</text:span><text:span text:style-name="T5"> </text:span><text:span text:style-name="T5">Venal</text:span><text:span text:style-name="T5"> </text:span><text:span text:style-name="T5">da</text:span><text:span text:style-name="T5"> </text:span><text:span text:style-name="T5">Época</text:span><text:span text:style-name="T5"> </text:span><text:span text:style-name="T5">da</text:span><text:span text:style-name="T5"> </text:span><text:span text:style-name="T5">Transação</text:span><text:span text:style-name="T5">:</text:span></text:p>
      <text:p text:style-name="P53"><text:span text:style-name="T4"><text:s/><text:tab/></text:span><text:span text:style-name="T4">Campo</text:span><text:span text:style-name="T4"> </text:span><text:span text:style-name="T4">editável</text:span></text:p>
      <text:p text:style-name="P51"/>
      <text:p text:style-name="P53"><text:span text:style-name="T5">Dados</text:span><text:span text:style-name="T5"> </text:span><text:span text:style-name="T5">do</text:span><text:span text:style-name="T5"> </text:span><text:span text:style-name="T5">Documento</text:span><text:span text:style-name="T5"> </text:span><text:span text:style-name="T5">de</text:span><text:span text:style-name="T5"> </text:span><text:span text:style-name="T5">Aquisição</text:span><text:span text:style-name="T5">:</text:span></text:p>
      <text:p text:style-name="P53"><text:span text:style-name="T4"><text:tab/></text:span><text:span text:style-name="T4">Campo</text:span><text:span text:style-name="T4"> </text:span><text:span text:style-name="T4">editável</text:span></text:p>
      <text:p text:style-name="P51"/>
      <text:p text:style-name="P53"><text:span text:style-name="T5">Primeiro</text:span><text:span text:style-name="T5"> </text:span><text:span text:style-name="T5">Proprietário</text:span></text:p>
      <text:p text:style-name="P53"><text:span text:style-name="T4"><text:tab/></text:span><text:span text:style-name="T4">Campo</text:span><text:span text:style-name="T4"> </text:span><text:span text:style-name="T4">editável</text:span></text:p>
      <text:p text:style-name="P51"/>
      <text:p text:style-name="P52">Histórico</text:p>
      <text:p text:style-name="P53"><text:span text:style-name="T4"><text:tab/></text:span><text:span text:style-name="T4">Campo</text:span><text:span text:style-name="T4"> </text:span><text:span text:style-name="T4">editável</text:span></text:p>
      <text:p text:style-name="P51"/>
      <text:p text:style-name="P53"><text:span text:style-name="T5">Instrimentos</text:span><text:span text:style-name="T5"> </text:span><text:span text:style-name="T5">de</text:span><text:span text:style-name="T5"> </text:span><text:span text:style-name="T5">Pesquisa</text:span></text:p>
      <text:p text:style-name="P53"><text:span text:style-name="T4"><text:tab/></text:span><text:span text:style-name="T4">Campo</text:span><text:span text:style-name="T4"> </text:span><text:span text:style-name="T4">editável</text:span></text:p>
      <text:p text:style-name="P51"/>
      <text:p text:style-name="P17"/>
      <text:p text:style-name="P8"><text:span text:style-name="T4">9. </text:span><text:span text:style-name="T4">Assuntos</text:span><text:span text:style-name="T4"> </text:span><text:span text:style-name="T4">e</text:span><text:span text:style-name="T4"> </text:span><text:span text:style-name="T4">Descritores</text:span></text:p>
      <text:p text:style-name="P17"/>
      <text:p text:style-name="P8"><text:span text:style-name="T4">9.1<text:tab/></text:span><text:span text:style-name="T4">Descritor</text:span></text:p>
      <text:p text:style-name="P8"><text:span text:style-name="T4">Campo</text:span><text:span text:style-name="T4"> </text:span><text:span text:style-name="T4">editável</text:span><text:span text:style-name="T4"> </text:span><text:span text:style-name="T4">com</text:span><text:span text:style-name="T4"> </text:span><text:span text:style-name="T4">a</text:span><text:span text:style-name="T4"> </text:span><text:span text:style-name="T4">seguinte</text:span><text:span text:style-name="T4"> </text:span><text:span text:style-name="T4">Descrição</text:span><text:span text:style-name="T4"> </text:span><text:span text:style-name="T4">antes</text:span><text:span text:style-name="T4"> </text:span><text:span text:style-name="T4">de</text:span><text:span text:style-name="T4"> </text:span><text:span text:style-name="T4">ser</text:span><text:span text:style-name="T4"> </text:span><text:span text:style-name="T4">preenchido</text:span></text:p>
      <text:p text:style-name="P8"><text:span text:style-name="T4"><text:s/></text:span><text:span text:style-name="T4">Descrição</text:span><text:span text:style-name="T4">: '' </text:span><text:span text:style-name="T4">Termos</text:span><text:span text:style-name="T4"> </text:span><text:span text:style-name="T4">controlados</text:span><text:span text:style-name="T4">, </text:span><text:span text:style-name="T4">retirados</text:span><text:span text:style-name="T4"> </text:span><text:span text:style-name="T4">de</text:span><text:span text:style-name="T4"> </text:span><text:span text:style-name="T4">um</text:span><text:span text:style-name="T4"> </text:span><text:span text:style-name="T4">vocabulário</text:span><text:span text:style-name="T4"> </text:span><text:span text:style-name="T4">pré</text:span><text:span text:style-name="T4">-</text:span><text:span text:style-name="T4">definido</text:span><text:span text:style-name="T4">, </text:span><text:span text:style-name="T4">que</text:span><text:span text:style-name="T4"> </text:span><text:span text:style-name="T4">traduzem</text:span><text:span text:style-name="T4"> </text:span><text:span text:style-name="T4">o</text:span><text:span text:style-name="T4"> </text:span><text:span text:style-name="T4">conteúdo</text:span><text:span text:style-name="T4"> </text:span><text:span text:style-name="T4">temático</text:span><text:span text:style-name="T4"> </text:span><text:span text:style-name="T4">do</text:span><text:span text:style-name="T4"> </text:span><text:span text:style-name="T4">bem</text:span><text:span text:style-name="T4"> </text:span><text:span text:style-name="T4">patrimonial</text:span><text:span text:style-name="T4">. </text:span><text:span text:style-name="T4">Limite</text:span><text:span text:style-name="T4"> </text:span><text:span text:style-name="T4">de</text:span><text:span text:style-name="T4"> 5 </text:span><text:span text:style-name="T4">palavras</text:span><text:span text:style-name="T4"> </text:span><text:span text:style-name="T4">chave</text:span><text:span text:style-name="T4">''</text:span></text:p>
      <text:p text:style-name="P17"/>
      <text:p text:style-name="P8"><text:span text:style-name="T4">Limitar</text:span><text:span text:style-name="T4"> </text:span><text:span text:style-name="T4">até</text:span><text:span text:style-name="T4"> </text:span><text:span text:style-name="T4">cinco</text:span><text:span text:style-name="T4"> </text:span><text:span text:style-name="T4">palavra</text:span><text:span text:style-name="T4"> </text:span><text:span text:style-name="T4">chave</text:span><text:span text:style-name="T4"> </text:span><text:span text:style-name="T4">para</text:span><text:span text:style-name="T4"> </text:span><text:span text:style-name="T4">cada</text:span><text:span text:style-name="T4"> </text:span><text:span text:style-name="T4">bem</text:span><text:span text:style-name="T4"> </text:span><text:span text:style-name="T4">patrimonial</text:span><text:span text:style-name="T4">.</text:span></text:p>
      <text:p text:style-name="P17"/>
      <text:p text:style-name="P8"><text:span text:style-name="T4">9.2<text:tab/></text:span><text:span text:style-name="T4">Assunto</text:span></text:p>
      <text:p text:style-name="P8"><text:span text:style-name="T4">Campo</text:span><text:span text:style-name="T4"> </text:span><text:span text:style-name="T4">editável</text:span><text:span text:style-name="T4"> </text:span><text:span text:style-name="T4">com</text:span><text:span text:style-name="T4"> </text:span><text:span text:style-name="T4">a</text:span><text:span text:style-name="T4"> </text:span><text:span text:style-name="T4">seguinte</text:span><text:span text:style-name="T4"> </text:span><text:span text:style-name="T4">Descrição</text:span><text:span text:style-name="T4"> </text:span><text:span text:style-name="T4">antes</text:span><text:span text:style-name="T4"> </text:span><text:span text:style-name="T4">de</text:span><text:span text:style-name="T4"> </text:span><text:span text:style-name="T4">ser</text:span><text:span text:style-name="T4"> </text:span><text:span text:style-name="T4">preenchido</text:span></text:p>
      <text:p text:style-name="P8"><text:span text:style-name="T4">Descrição</text:span><text:span text:style-name="T4">: </text:span><text:span text:style-name="T4">palavras</text:span><text:span text:style-name="T4">-</text:span><text:span text:style-name="T4">chave</text:span><text:span text:style-name="T4"> </text:span><text:span text:style-name="T4">que</text:span><text:span text:style-name="T4"> </text:span><text:span text:style-name="T4">traduzem</text:span><text:span text:style-name="T4"> </text:span><text:span text:style-name="T4">o</text:span><text:span text:style-name="T4"> </text:span><text:span text:style-name="T4">conteúdo</text:span><text:span text:style-name="T4"> </text:span><text:span text:style-name="T4">temático</text:span><text:span text:style-name="T4"> </text:span><text:span text:style-name="T4">do</text:span><text:span text:style-name="T4"> </text:span><text:span text:style-name="T4">bem</text:span><text:span text:style-name="T4"> </text:span><text:span text:style-name="T4">patrimonial</text:span></text:p>
      <text:p text:style-name="P17"/>
      <text:p text:style-name="P17"/>
      <text:p text:style-name="P8"><text:span text:style-name="T4">10. </text:span><text:span text:style-name="T4">Fonte</text:span><text:span text:style-name="T4"> </text:span><text:span text:style-name="T4">de</text:span><text:span text:style-name="T4"> </text:span><text:span text:style-name="T4">Informação</text:span></text:p>
      <text:p text:style-name="P17"/>
      <text:p text:style-name="P8"><text:span text:style-name="T4"><text:tab/><text:tab/></text:span><text:span text:style-name="T4">Campo</text:span><text:span text:style-name="T4"> </text:span><text:span text:style-name="T4">editável</text:span><text:span text:style-name="T4"> </text:span><text:span text:style-name="T4">com</text:span><text:span text:style-name="T4"> </text:span><text:span text:style-name="T4">opção</text:span><text:span text:style-name="T4"> </text:span><text:span text:style-name="T4">de</text:span><text:span text:style-name="T4"> </text:span><text:span text:style-name="T4">abrir</text:span><text:span text:style-name="T4"> </text:span><text:span text:style-name="T4">novos</text:span><text:span text:style-name="T4"> </text:span><text:span text:style-name="T4">campos</text:span><text:span text:style-name="T4"> </text:span><text:span text:style-name="T4">para</text:span><text:span text:style-name="T4"> </text:span><text:span text:style-name="T4">mais</text:span><text:span text:style-name="T4"> </text:span><text:span text:style-name="T4">de</text:span><text:span text:style-name="T4"> </text:span><text:span text:style-name="T4">uma</text:span><text:span text:style-name="T4"> </text:span><text:span text:style-name="T4">fonte</text:span><text:span text:style-name="T4">.</text:span></text:p>
      <text:p text:style-name="P17"><text:tab/></text:p>
      <text:p text:style-name="P17"/>
      <text:p text:style-name="P17"/>
      <text:p text:style-name="P17"/>
      <text:p text:style-name="P14"/>
      <text:p text:style-name="P1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" svg:font-family="Tahoma"/>
    <style:font-face style:name="Verdana" svg:font-family="Verdana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itle" style:family="paragraph" style:parent-style-name="Standard" style:class="text">
      <style:paragraph-properties fo:margin-top="0.423cm" fo:margin-bottom="0.106cm" fo:line-height="100%" fo:text-align="center" style:justify-single-word="false" fo:break-before="auto" fo:break-after="auto" fo:keep-with-next="always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Standard" style:class="chapter">
      <style:paragraph-properties fo:margin-top="0cm" fo:margin-bottom="0.106cm" fo:line-height="100%" fo:text-align="center" style:justify-single-word="false" fo:break-before="auto" fo:break-after="auto" style:writing-mode="lr-tb"/>
      <style:text-properties style:font-name="Arial" style:font-name-asian="Arial" style:font-name-complex="Arial"/>
    </style:style>
    <style:style style:name="Heading_20_1" style:display-name="Heading 1" style:family="paragraph" style:parent-style-name="Standard" style:class="text">
      <style:paragraph-properties fo:margin-top="0.423cm" fo:margin-bottom="0.106cm" fo:line-height="100%" fo:break-before="auto" fo:break-after="auto" fo:keep-with-next="always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fo:line-height="100%" fo:break-before="auto" fo:break-after="auto" fo:keep-with-next="always" style:writing-mode="lr-tb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fo:line-height="100%" fo:break-before="auto" fo:break-after="auto" fo:keep-with-next="always" style:writing-mode="lr-tb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2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2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3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4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5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6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7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8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4Level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4Level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4Level2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4Level3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4Level4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4Level5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4Level6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4Level7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4Level8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1">
        <style:list-level-properties text:space-before="1.905cm"/>
      </text:list-level-style-number>
      <text:list-level-style-number text:level="3" text:style-name="List1Level2" style:num-suffix="." style:num-format="1">
        <style:list-level-properties text:space-before="3.493cm"/>
      </text:list-level-style-number>
      <text:list-level-style-number text:level="4" text:style-name="List1Level3" style:num-suffix="." style:num-format="1">
        <style:list-level-properties text:space-before="4.445cm"/>
      </text:list-level-style-number>
      <text:list-level-style-number text:level="5" text:style-name="List1Level4" style:num-suffix="." style:num-format="1">
        <style:list-level-properties text:space-before="5.715cm"/>
      </text:list-level-style-number>
      <text:list-level-style-number text:level="6" text:style-name="List1Level5" style:num-suffix="." style:num-format="1">
        <style:list-level-properties text:space-before="7.303cm"/>
      </text:list-level-style-number>
      <text:list-level-style-number text:level="7" text:style-name="List1Level6" style:num-suffix="." style:num-format="1">
        <style:list-level-properties text:space-before="8.255cm"/>
      </text:list-level-style-number>
      <text:list-level-style-number text:level="8" text:style-name="List1Level7" style:num-suffix="." style:num-format="1">
        <style:list-level-properties text:space-before="9.525cm"/>
      </text:list-level-style-number>
      <text:list-level-style-number text:level="9" text:style-name="List1Level8" style:num-suffix="." style:num-format="1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–">
        <style:list-level-properties text:space-before="0.635cm" text:min-label-width="0.635cm"/>
        <style:text-properties style:font-name="Verdana1"/>
      </text:list-level-style-bullet>
      <text:list-level-style-bullet text:level="2" text:style-name="List2Level1" text:bullet-char="–">
        <style:list-level-properties text:space-before="1.905cm"/>
        <style:text-properties style:font-name="Verdana1"/>
      </text:list-level-style-bullet>
      <text:list-level-style-bullet text:level="3" text:style-name="List2Level2" text:bullet-char="–">
        <style:list-level-properties text:space-before="3.493cm"/>
        <style:text-properties style:font-name="Verdana1"/>
      </text:list-level-style-bullet>
      <text:list-level-style-bullet text:level="4" text:style-name="List2Level3" text:bullet-char="–">
        <style:list-level-properties text:space-before="4.445cm"/>
        <style:text-properties style:font-name="Verdana1"/>
      </text:list-level-style-bullet>
      <text:list-level-style-bullet text:level="5" text:style-name="List2Level4" text:bullet-char="–">
        <style:list-level-properties text:space-before="5.715cm"/>
        <style:text-properties style:font-name="Verdana1"/>
      </text:list-level-style-bullet>
      <text:list-level-style-bullet text:level="6" text:style-name="List2Level5" text:bullet-char="–">
        <style:list-level-properties text:space-before="7.303cm"/>
        <style:text-properties style:font-name="Verdana1"/>
      </text:list-level-style-bullet>
      <text:list-level-style-bullet text:level="7" text:style-name="List2Level6" text:bullet-char="–">
        <style:list-level-properties text:space-before="8.255cm"/>
        <style:text-properties style:font-name="Verdana1"/>
      </text:list-level-style-bullet>
      <text:list-level-style-bullet text:level="8" text:style-name="List2Level7" text:bullet-char="–">
        <style:list-level-properties text:space-before="9.525cm"/>
        <style:text-properties style:font-name="Verdana1"/>
      </text:list-level-style-bullet>
      <text:list-level-style-bullet text:level="9" text:style-name="List2Level8" text:bullet-char="–">
        <style:list-level-properties text:space-before="11.113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ist3Level0" style:num-suffix="." style:num-format="1">
        <style:list-level-properties text:space-before="0.635cm" text:min-label-width="0.635cm"/>
      </text:list-level-style-number>
      <text:list-level-style-number text:level="2" text:style-name="List3Level1" style:num-suffix="." style:num-format="1">
        <style:list-level-properties text:space-before="1.905cm"/>
      </text:list-level-style-number>
      <text:list-level-style-number text:level="3" text:style-name="List3Level2" style:num-suffix="." style:num-format="1">
        <style:list-level-properties text:space-before="3.493cm"/>
      </text:list-level-style-number>
      <text:list-level-style-number text:level="4" text:style-name="List3Level3" style:num-suffix="." style:num-format="1">
        <style:list-level-properties text:space-before="4.445cm"/>
      </text:list-level-style-number>
      <text:list-level-style-number text:level="5" text:style-name="List3Level4" style:num-suffix="." style:num-format="1">
        <style:list-level-properties text:space-before="5.715cm"/>
      </text:list-level-style-number>
      <text:list-level-style-number text:level="6" text:style-name="List3Level5" style:num-suffix="." style:num-format="1">
        <style:list-level-properties text:space-before="7.303cm"/>
      </text:list-level-style-number>
      <text:list-level-style-number text:level="7" text:style-name="List3Level6" style:num-suffix="." style:num-format="1">
        <style:list-level-properties text:space-before="8.255cm"/>
      </text:list-level-style-number>
      <text:list-level-style-number text:level="8" text:style-name="List3Level7" style:num-suffix="." style:num-format="1">
        <style:list-level-properties text:space-before="9.525cm"/>
      </text:list-level-style-number>
      <text:list-level-style-number text:level="9" text:style-name="List3Level8" style:num-suffix="." style:num-format="1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space-before="0.635cm" text:min-label-width="0.635cm"/>
      </text:list-level-style-number>
      <text:list-level-style-number text:level="2" text:style-name="List4Level1" style:num-format="1" text:display-levels="2">
        <style:list-level-properties text:space-before="1.905cm"/>
      </text:list-level-style-number>
      <text:list-level-style-number text:level="3" text:style-name="List4Level2" style:num-suffix="." style:num-format="1" text:display-levels="3">
        <style:list-level-properties text:space-before="3.493cm"/>
      </text:list-level-style-number>
      <text:list-level-style-number text:level="4" text:style-name="List4Level3" style:num-suffix="." style:num-format="1" text:display-levels="4">
        <style:list-level-properties text:space-before="4.445cm"/>
      </text:list-level-style-number>
      <text:list-level-style-number text:level="5" text:style-name="List4Level4" style:num-suffix="." style:num-format="1" text:display-levels="5">
        <style:list-level-properties text:space-before="5.715cm"/>
      </text:list-level-style-number>
      <text:list-level-style-number text:level="6" text:style-name="List4Level5" style:num-suffix="." style:num-format="1" text:display-levels="6">
        <style:list-level-properties text:space-before="7.303cm"/>
      </text:list-level-style-number>
      <text:list-level-style-number text:level="7" text:style-name="List4Level6" style:num-suffix="." style:num-format="1" text:display-levels="7">
        <style:list-level-properties text:space-before="8.255cm"/>
      </text:list-level-style-number>
      <text:list-level-style-number text:level="8" text:style-name="List4Level7" style:num-suffix="." style:num-format="1" text:display-levels="8">
        <style:list-level-properties text:space-before="9.525cm"/>
      </text:list-level-style-number>
      <text:list-level-style-number text:level="9" text:style-name="List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5.452cm" fo:margin-left="0cm" table:align="left" style:writing-mode="lr-tb"/>
    </style:style>
    <style:style style:name="Tabela1.A" style:family="table-column">
      <style:table-column-properties style:column-width="1.852cm"/>
    </style:style>
    <style:style style:name="Tabela1.B" style:family="table-column">
      <style:table-column-properties style:column-width="10.566cm"/>
    </style:style>
    <style:style style:name="Tabela1.C" style:family="table-column">
      <style:table-column-properties style:column-width="3.034cm"/>
    </style:style>
    <style:style style:name="Tabela1.A1" style:family="table-cell">
      <style:table-cell-properties style:vertical-align="top" fo:padding-left="0.191cm" fo:padding-right="0.191cm" fo:padding-top="0cm" fo:padding-bottom="0cm" fo:border="0.035cm solid #000000"/>
    </style:style>
    <style:style style:name="Tabela2" style:family="table">
      <style:table-properties style:width="15.431cm" fo:margin-left="0cm" table:align="left" style:writing-mode="lr-tb"/>
    </style:style>
    <style:style style:name="Tabela2.A" style:family="table-column">
      <style:table-column-properties style:column-width="5.577cm"/>
    </style:style>
    <style:style style:name="Tabela2.C" style:family="table-column">
      <style:table-column-properties style:column-width="4.276cm"/>
    </style:style>
    <style:style style:name="Tabela2.A1" style:family="table-cell">
      <style:table-cell-properties style:vertical-align="top" fo:padding-left="0.191cm" fo:padding-right="0.191cm" fo:padding-top="0cm" fo:padding-bottom="0cm" fo:border="0.035cm solid #000000"/>
    </style:style>
    <style:style style:name="MP1" style:family="paragraph" style:parent-style-name="Standard" style:master-page-name="Standard">
      <style:paragraph-properties fo:margin-left="0cm" fo:margin-right="0cm" fo:margin-top="0cm" fo:margin-bottom="0.353cm" fo:line-height="115%" fo:text-align="start" style:justify-single-word="false" fo:text-indent="0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MP3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P4" style:family="paragraph" style:parent-style-name="Standard">
      <style:paragraph-properties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P5" style:family="paragraph" style:parent-style-name="Standard">
      <style:paragraph-properties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</style:style>
    <style:style style:name="MP6" style:family="paragraph" style:parent-style-name="Standard">
      <style:paragraph-properties fo:margin-left="0cm" fo:margin-right="0.12cm" fo:margin-top="0.071cm" fo:margin-bottom="0cm" fo:line-height="10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2.002cm"/>
        </style:tab-stops>
      </style:paragraph-properties>
    </style:style>
    <style:style style:name="MP7" style:family="paragraph" style:parent-style-name="Standard">
      <style:paragraph-properties fo:margin-left="0cm" fo:margin-right="0cm" fo:margin-top="0cm" fo:margin-bottom="0.353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P8" style:family="paragraph" style:parent-style-name="Standard">
      <style:paragraph-properties fo:margin-left="0cm" fo:margin-right="0cm" fo:margin-top="0cm" fo:margin-bottom="0.353cm" fo:line-height="115%" fo:text-align="start" style:justify-single-word="false" fo:text-indent="0cm" style:auto-text-indent="false" fo:break-before="auto" fo:break-after="auto" style:writing-mode="lr-tb"/>
    </style:style>
    <style:style style:name="MP9" style:family="paragraph" style:parent-style-name="Standard">
      <style:paragraph-properties fo:margin-left="0cm" fo:margin-right="0.635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ahoma" fo:font-size="10pt" fo:font-style="normal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Standard">
      <style:paragraph-properties fo:margin-left="0cm" fo:margin-right="0cm" fo:margin-top="0cm" fo:margin-bottom="0cm" fo:line-height="100%" fo:text-align="end" style:justify-single-word="false" fo:orphans="2" fo:widows="2" fo:text-indent="0cm" style:auto-text-indent="false" fo:break-before="auto" fo:break-after="auto" style:writing-mode="lr-tb"/>
    </style:style>
    <style:style style:name="MT1" style:family="text">
      <style:text-properties fo:color="#000000" style:text-line-through-style="none" style:font-name="Tahoma" fo:font-size="10pt" fo:font-style="normal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fr1" style:family="graphic" style:parent-style-name="Graphics">
      <style:graphic-properties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49cm" fo:margin-bottom="1.249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>
        <style:header-footer-properties fo:min-height="1.291cm" fo:margin-left="0cm" fo:margin-right="0cm" fo:margin-top="1.29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office:value-type="string">
              <text:p text:style-name="MP2"><draw:frame draw:style-name="Mfr1" draw:name="1" text:anchor-type="as-char" svg:width="1.512cm" svg:height="1.266cm" draw:z-index="10"><draw:image xlink:href="Pictures/100002010000008200000082945FDF38.png" xlink:type="simple" xlink:show="embed" xlink:actuate="onLoad"/></draw:frame></text:p>
              <text:p text:style-name="MP3"/>
            </table:table-cell>
            <table:table-cell table:style-name="Tabela1.A1" office:value-type="string">
              <text:p text:style-name="MP4"/>
              <text:p text:style-name="MP5"><text:span text:style-name="MT1">Documento</text:span><text:span text:style-name="MT1"> </text:span><text:span text:style-name="MT1">de</text:span><text:span text:style-name="MT1"> </text:span><text:span text:style-name="MT1">Especificação</text:span><text:span text:style-name="MT1"> </text:span><text:span text:style-name="MT1">de</text:span><text:span text:style-name="MT1"> </text:span><text:span text:style-name="MT1">Casos</text:span><text:span text:style-name="MT1"> </text:span><text:span text:style-name="MT1">de</text:span><text:span text:style-name="MT1"> </text:span><text:span text:style-name="MT1">Uso</text:span></text:p>
            </table:table-cell>
            <table:table-cell table:style-name="Tabela1.A1" office:value-type="string">
              <text:p text:style-name="MP6"><text:span text:style-name="MT1">Versão</text:span><text:span text:style-name="MT1"> </text:span><text:span text:style-name="MT1">do</text:span><text:span text:style-name="MT1"> </text:span><text:span text:style-name="MT1">documento</text:span><text:span text:style-name="MT1">: 1.0</text:span></text:p>
            </table:table-cell>
          </table:table-row>
          <table:table-row>
            <table:table-cell table:style-name="Tabela1.A1" office:value-type="string">
              <text:p text:style-name="MP7"/>
            </table:table-cell>
            <table:table-cell table:style-name="Tabela1.A1" office:value-type="string">
              <text:p text:style-name="MP7"/>
            </table:table-cell>
            <table:table-cell table:style-name="Tabela1.A1" office:value-type="string">
              <text:p text:style-name="MP2"><text:span text:style-name="MT1"><text:s text:c="2"/></text:span><text:span text:style-name="MT1">Data</text:span><text:span text:style-name="MT1">: <text:s/>&lt;</text:span><text:span text:style-name="MT1">01</text:span><text:span text:style-name="MT1">/</text:span><text:span text:style-name="MT1">10</text:span><text:span text:style-name="MT1">/20</text:span><text:span text:style-name="MT1">14</text:span><text:span text:style-name="MT1">&gt;</text:span></text:p>
            </table:table-cell>
          </table:table-row>
        </table:table>
        <text:p text:style-name="MP2"/>
      </style:header>
      <style:footer>
        <text:p text:style-name="MP8"/>
        <table:table table:name="Tabela2" table:style-name="Tabela2">
          <table:table-column table:style-name="Tabela2.A" table:number-columns-repeated="2"/>
          <table:table-column table:style-name="Tabela2.C"/>
          <table:table-row>
            <table:table-cell table:style-name="Tabela2.A1" office:value-type="string">
              <text:p text:style-name="MP9">Confidencial</text:p>
            </table:table-cell>
            <table:table-cell table:style-name="Tabela2.A1" office:value-type="string">
              <text:p text:style-name="MP5"><text:span text:style-name="MT1">ICMC</text:span><text:span text:style-name="MT1"> – </text:span><text:span text:style-name="MT1">USP</text:span><text:span text:style-name="MT1">, 201</text:span><text:span text:style-name="MT1">4</text:span></text:p>
            </table:table-cell>
            <table:table-cell table:style-name="Tabela2.A1" office:value-type="string">
              <text:p text:style-name="MP10"><text:span text:style-name="MT1">Página</text:span><text:span text:style-name="MT1"> </text:span><text:span text:style-name="MT1"><text:page-number text:select-page="current">11</text:page-number></text:span><text:span text:style-name="MT1"> </text:span><text:span text:style-name="MT1">de</text:span><text:span text:style-name="MT1"> </text:span><text:span text:style-name="MT1"><text:page-count>11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dc:title/>
    <meta:initial-creator/>
    <dc:creator>Daniel </dc:creator>
    <meta:editing-cycles>3</meta:editing-cycles>
    <dc:date>2014-11-03T10:50:00</dc:date>
    <meta:editing-duration>PT34M3S</meta:editing-duration>
    <meta:document-statistic meta:table-count="2" meta:image-count="1" meta:object-count="0" meta:page-count="11" meta:paragraph-count="320" meta:word-count="1321" meta:character-count="9234"/>
  </office:meta>
</office:document-meta>
</file>